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093B9A6BC35FC3EF2E.png" manifest:media-type="image/png"/>
  <manifest:file-entry manifest:full-path="Pictures/10000000000001FF0000012C41ECFEC5720ADC4B.png" manifest:media-type="image/png"/>
  <manifest:file-entry manifest:full-path="Pictures/10000201000002840000022178B3268D8105B321.png" manifest:media-type="image/png"/>
  <manifest:file-entry manifest:full-path="Pictures/10000201000002840000021FE5B36CF65D508346.png" manifest:media-type="image/png"/>
  <manifest:file-entry manifest:full-path="Pictures/10000000000002110000006A891E7668B721D14A.png" manifest:media-type="image/png"/>
  <manifest:file-entry manifest:full-path="Pictures/10000000000002C5000000F4F18004C73E7BD83F.png" manifest:media-type="image/png"/>
  <manifest:file-entry manifest:full-path="Pictures/100000000000016B0000011873EA5220E6051883.png" manifest:media-type="image/png"/>
  <manifest:file-entry manifest:full-path="Pictures/10000201000001EF000001E655847062D9BB198B.png" manifest:media-type="image/png"/>
  <manifest:file-entry manifest:full-path="Pictures/10000000000001F40000012A3DCF0716D6040E60.png" manifest:media-type="image/png"/>
  <manifest:file-entry manifest:full-path="Pictures/1000020000000020000000206284DE9C05FFED8F.png" manifest:media-type="image/png"/>
  <manifest:file-entry manifest:full-path="Pictures/10000201000001DB00000180A1FBFC626126B099.png" manifest:media-type="image/png"/>
  <manifest:file-entry manifest:full-path="Pictures/100000000000029C000001435B6E3F4A7559D9F8.png" manifest:media-type="image/png"/>
  <manifest:file-entry manifest:full-path="Pictures/100002000000004000000040A921DC3F36422ADC.png" manifest:media-type="image/png"/>
  <manifest:file-entry manifest:full-path="Pictures/100000000000016C000000716D9703EA9E5F6ED8.png" manifest:media-type="image/png"/>
  <manifest:file-entry manifest:full-path="Pictures/10000201000002FA000001CC8545D4309CC5B0C3.png" manifest:media-type="image/png"/>
  <manifest:file-entry manifest:full-path="Pictures/10000201000003E8000000D2A7FE72F00FFCF111.png" manifest:media-type="image/png"/>
  <manifest:file-entry manifest:full-path="Pictures/10000201000001AA0000006A7A7A61A49793B18A.png" manifest:media-type="image/png"/>
  <manifest:file-entry manifest:full-path="Pictures/100002010000012200000087FFF7B034319F83D6.png" manifest:media-type="image/png"/>
  <manifest:file-entry manifest:full-path="Pictures/10000000000001FE000001A0401983864AA6217E.png" manifest:media-type="image/png"/>
  <manifest:file-entry manifest:full-path="Pictures/10000201000002D40000009DF6418D04BE901B47.png" manifest:media-type="image/png"/>
  <manifest:file-entry manifest:full-path="Pictures/10000000000000E2000000D1B684B027CE03D341.png" manifest:media-type="image/png"/>
  <manifest:file-entry manifest:full-path="Pictures/10000000000000D4000000E265A5C1EAA1E1F9D4.png" manifest:media-type="image/png"/>
  <manifest:file-entry manifest:full-path="Pictures/1000020100000285000001E85697D93BA6C2CB83.png" manifest:media-type="image/png"/>
  <manifest:file-entry manifest:full-path="Pictures/10000000000000DF000001332CC12C68AE67C3F1.png" manifest:media-type="image/png"/>
  <manifest:file-entry manifest:full-path="Pictures/10000000000001F30000016D7EADD85BDB86451F.png" manifest:media-type="image/png"/>
  <manifest:file-entry manifest:full-path="Pictures/100002000000002000000020A6BB2897B4B7679A.png" manifest:media-type="image/png"/>
  <manifest:file-entry manifest:full-path="Pictures/100002010000032C000002364A6CF68C75F2C65B.png" manifest:media-type="image/png"/>
  <manifest:file-entry manifest:full-path="Pictures/10000000000000D3000001076D041B3BABD66E9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199cm" fo:margin-bottom="0.3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3.69cm" fo:margin-left="1.787cm" table:align="left"/>
    </style:style>
    <style:style style:name="Table2.A" style:family="table-column">
      <style:table-column-properties style:column-width="6.719cm"/>
    </style:style>
    <style:style style:name="Table2.B" style:family="table-column">
      <style:table-column-properties style:column-width="6.971cm"/>
    </style:style>
    <style:style style:name="Table2.2" style:family="table-row">
      <style:table-row-properties style:min-row-height="0.683cm"/>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0d2b278" officeooo:paragraph-rsid="00bacf8d"/>
    </style:style>
    <style:style style:name="P7" style:family="paragraph" style:parent-style-name="Text_20_body">
      <style:text-properties officeooo:rsid="010de9fb" officeooo:paragraph-rsid="00bacf8d"/>
    </style:style>
    <style:style style:name="P8" style:family="paragraph" style:parent-style-name="Text_20_body">
      <style:text-properties officeooo:paragraph-rsid="00bacf8d"/>
    </style:style>
    <style:style style:name="P9" style:family="paragraph" style:parent-style-name="Text_20_body">
      <style:text-properties officeooo:rsid="00e945d6" officeooo:paragraph-rsid="00bacf8d"/>
    </style:style>
    <style:style style:name="P10" style:family="paragraph" style:parent-style-name="Text_20_body">
      <style:text-properties officeooo:paragraph-rsid="00dfd856"/>
    </style:style>
    <style:style style:name="P11" style:family="paragraph" style:parent-style-name="Text_20_body">
      <style:text-properties officeooo:paragraph-rsid="010ac3a7"/>
    </style:style>
    <style:style style:name="P12" style:family="paragraph" style:parent-style-name="Text_20_body">
      <style:text-properties officeooo:paragraph-rsid="01168666"/>
    </style:style>
    <style:style style:name="P13" style:family="paragraph" style:parent-style-name="Text_20_body">
      <style:text-properties officeooo:paragraph-rsid="0152752c"/>
    </style:style>
    <style:style style:name="P14" style:family="paragraph" style:parent-style-name="Text_20_body">
      <style:text-properties officeooo:paragraph-rsid="0156e7ef"/>
    </style:style>
    <style:style style:name="P15" style:family="paragraph" style:parent-style-name="Subtitle">
      <style:text-properties fo:language="en" fo:country="US" officeooo:rsid="001f0121"/>
    </style:style>
    <style:style style:name="P16" style:family="paragraph" style:parent-style-name="Table_20_Contents">
      <style:text-properties officeooo:rsid="00f7e7e8" officeooo:paragraph-rsid="00bacf8d"/>
    </style:style>
    <style:style style:name="P17" style:family="paragraph" style:parent-style-name="Table_20_Contents">
      <style:text-properties officeooo:paragraph-rsid="00bacf8d"/>
    </style:style>
    <style:style style:name="P18" style:family="paragraph" style:parent-style-name="Table_20_Contents">
      <style:text-properties style:font-name="Liberation Sans4" fo:font-size="10pt" officeooo:rsid="00c39040" officeooo:paragraph-rsid="00c39040" style:font-size-asian="10.5pt"/>
    </style:style>
    <style:style style:name="P19" style:family="paragraph" style:parent-style-name="Table_20_Contents">
      <style:text-properties officeooo:paragraph-rsid="00b1a1b5"/>
    </style:style>
    <style:style style:name="P20" style:family="paragraph" style:parent-style-name="Table_20_Contents">
      <style:text-properties officeooo:paragraph-rsid="01168666"/>
    </style:style>
    <style:style style:name="P21" style:family="paragraph" style:parent-style-name="Table_20_Contents">
      <style:text-properties officeooo:rsid="014f8d5c" officeooo:paragraph-rsid="014f8d5c"/>
    </style:style>
    <style:style style:name="P22" style:family="paragraph" style:parent-style-name="Table_20_Contents">
      <style:text-properties officeooo:paragraph-rsid="0156e7ef"/>
    </style:style>
    <style:style style:name="P23" style:family="paragraph" style:parent-style-name="Table_20_Heading">
      <style:text-properties officeooo:paragraph-rsid="00bacf8d"/>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Text_20_body" style:master-page-name="">
      <style:paragraph-properties style:page-number="auto" fo:keep-with-next="always" style:writing-mode="page"/>
      <style:text-properties officeooo:paragraph-rsid="00bacf8d"/>
    </style:style>
    <style:style style:name="P26" style:family="paragraph" style:parent-style-name="Caption" style:master-page-name="">
      <style:paragraph-properties style:page-number="auto" fo:keep-with-next="always"/>
      <style:text-properties officeooo:paragraph-rsid="00bacf8d"/>
    </style:style>
    <style:style style:name="P27" style:family="paragraph" style:parent-style-name="Caption">
      <style:text-properties officeooo:paragraph-rsid="0156e7ef"/>
    </style:style>
    <style:style style:name="P28" style:family="paragraph" style:parent-style-name="Caption">
      <style:paragraph-properties fo:margin-top="0.101cm" fo:margin-bottom="0cm" loext:contextual-spacing="false" style:writing-mode="page"/>
    </style:style>
    <style:style style:name="P29" style:family="paragraph" style:parent-style-name="Caption">
      <style:paragraph-properties fo:margin-top="0.101cm" fo:margin-bottom="0cm" loext:contextual-spacing="false" style:writing-mode="page"/>
      <style:text-properties officeooo:paragraph-rsid="00fe8e5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Figure">
      <style:text-properties officeooo:paragraph-rsid="00bacf8d"/>
    </style:style>
    <style:style style:name="P32" style:family="paragraph" style:parent-style-name="Text_20_Body_20_List_20_Intro">
      <style:paragraph-properties style:writing-mode="page"/>
      <style:text-properties officeooo:paragraph-rsid="00bacf8d"/>
    </style:style>
    <style:style style:name="P33" style:family="paragraph" style:parent-style-name="Text_20_body_20_indent">
      <style:text-properties officeooo:rsid="00fa30da" officeooo:paragraph-rsid="00bacf8d"/>
    </style:style>
    <style:style style:name="P34" style:family="paragraph" style:parent-style-name="Text_20_body_20_indent">
      <style:text-properties officeooo:paragraph-rsid="00bacf8d"/>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margin-top="0.199cm" fo:margin-bottom="0.101cm" loext:contextual-spacing="false"/>
    </style:style>
    <style:style style:name="P38" style:family="paragraph" style:parent-style-name="Title">
      <style:text-properties fo:language="en" fo:country="US" officeooo:rsid="001f0121" officeooo:paragraph-rsid="00ba0681"/>
    </style:style>
    <style:style style:name="P39" style:family="paragraph" style:parent-style-name="Definition_20_Term">
      <style:text-properties officeooo:paragraph-rsid="00bacf8d"/>
    </style:style>
    <style:style style:name="P40" style:family="paragraph" style:parent-style-name="Guide_20_Name">
      <style:text-properties fo:language="en" fo:country="US" officeooo:rsid="001f0121" officeooo:paragraph-rsid="001f0121"/>
    </style:style>
    <style:style style:name="P41" style:family="paragraph" style:parent-style-name="LOList_20_1_5f_TextBody">
      <style:text-properties officeooo:paragraph-rsid="00bacf8d"/>
    </style:style>
    <style:style style:name="P42"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bacf8d"/>
    </style:style>
    <style:style style:name="P43" style:family="paragraph" style:parent-style-name="Text_20_Note">
      <style:paragraph-properties fo:margin-top="0cm" fo:margin-bottom="0.199cm" loext:contextual-spacing="false" style:writing-mode="page">
        <style:tab-stops/>
      </style:paragraph-properties>
      <style:text-properties officeooo:paragraph-rsid="00bacf8d"/>
    </style:style>
    <style:style style:name="P44" style:family="paragraph" style:parent-style-name="Text_20_Body_20_List_20_Intro">
      <style:text-properties officeooo:paragraph-rsid="00bacf8d"/>
    </style:style>
    <style:style style:name="P45" style:family="paragraph" style:parent-style-name="Text_20_Body_20_List_20_Intro">
      <style:text-properties officeooo:paragraph-rsid="00d5714d"/>
    </style:style>
    <style:style style:name="P46" style:family="paragraph" style:parent-style-name="Text_20_Note">
      <style:text-properties officeooo:paragraph-rsid="00bacf8d"/>
    </style:style>
    <style:style style:name="P47" style:family="paragraph" style:parent-style-name="Text_20_Note">
      <style:text-properties officeooo:paragraph-rsid="00b1a1b5"/>
    </style:style>
    <style:style style:name="P48" style:family="paragraph" style:parent-style-name="Text_20_Note">
      <style:paragraph-properties fo:margin-top="0cm" fo:margin-bottom="0.499cm" loext:contextual-spacing="false" style:writing-mode="page"/>
      <style:text-properties officeooo:paragraph-rsid="00bacf8d"/>
    </style:style>
    <style:style style:name="P49" style:family="paragraph" style:parent-style-name="Text_20_Note">
      <style:paragraph-properties fo:margin-top="0cm" fo:margin-bottom="0.499cm" loext:contextual-spacing="false" style:writing-mode="page">
        <style:tab-stops/>
      </style:paragraph-properties>
      <style:text-properties officeooo:paragraph-rsid="00bacf8d"/>
    </style:style>
    <style:style style:name="P5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bacf8d"/>
    </style:style>
    <style:style style:name="P51" style:family="paragraph" style:parent-style-name="Figure" style:master-page-name="">
      <style:paragraph-properties fo:margin-top="0.199cm" fo:margin-bottom="0.4cm" loext:contextual-spacing="false" style:page-number="auto"/>
      <style:text-properties officeooo:paragraph-rsid="0112e2d1"/>
    </style:style>
    <style:style style:name="P52" style:family="paragraph" style:parent-style-name="Figure">
      <style:paragraph-properties fo:margin-top="0.199cm" fo:margin-bottom="0.4cm" loext:contextual-spacing="false"/>
      <style:text-properties officeooo:paragraph-rsid="00bacf8d"/>
    </style:style>
    <style:style style:name="P5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1">
      <style:text-properties officeooo:paragraph-rsid="00bacf8d"/>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writing-mode="page"/>
      <style:text-properties officeooo:paragraph-rsid="00bacf8d"/>
    </style:style>
    <style:style style:name="P57" style:family="paragraph" style:parent-style-name="Heading_20_2">
      <style:text-properties officeooo:paragraph-rsid="00b1a1b5"/>
    </style:style>
    <style:style style:name="P58" style:family="paragraph" style:parent-style-name="Heading_20_2">
      <style:text-properties officeooo:paragraph-rsid="00bacf8d"/>
    </style:style>
    <style:style style:name="P59" style:family="paragraph" style:parent-style-name="Heading_20_2">
      <style:paragraph-properties fo:margin-top="0.3cm" fo:margin-bottom="0.101cm" loext:contextual-spacing="false"/>
      <style:text-properties officeooo:paragraph-rsid="00ba0681"/>
    </style:style>
    <style:style style:name="P60" style:family="paragraph" style:parent-style-name="Heading_20_2">
      <style:paragraph-properties fo:margin-top="0.199cm" fo:margin-bottom="0.101cm" loext:contextual-spacing="false"/>
    </style:style>
    <style:style style:name="P61" style:family="paragraph" style:parent-style-name="Heading_20_2" style:master-page-name="">
      <style:paragraph-properties style:page-number="auto" fo:keep-with-next="auto" style:writing-mode="page"/>
      <style:text-properties officeooo:paragraph-rsid="00bacf8d"/>
    </style:style>
    <style:style style:name="P62" style:family="paragraph" style:parent-style-name="Heading_20_3">
      <style:text-properties officeooo:paragraph-rsid="00bacf8d"/>
    </style:style>
    <style:style style:name="P63" style:family="paragraph" style:parent-style-name="Heading_20_3">
      <style:paragraph-properties fo:margin-top="0.3cm" fo:margin-bottom="0.199cm" loext:contextual-spacing="false"/>
    </style:style>
    <style:style style:name="P64" style:family="paragraph" style:parent-style-name="Heading_20_Caution">
      <style:text-properties officeooo:paragraph-rsid="00bacf8d"/>
    </style:style>
    <style:style style:name="P65" style:family="paragraph" style:parent-style-name="Heading_20_Note">
      <style:text-properties officeooo:paragraph-rsid="00bacf8d"/>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acf8d"/>
    </style:style>
    <style:style style:name="P68" style:family="paragraph" style:parent-style-name="Heading_20_Tip">
      <style:paragraph-properties fo:margin-top="0.131cm" fo:margin-bottom="0cm" loext:contextual-spacing="false"/>
      <style:text-properties officeooo:paragraph-rsid="00bacf8d"/>
    </style:style>
    <style:style style:name="P69" style:family="paragraph" style:parent-style-name="List_20_1">
      <style:text-properties officeooo:paragraph-rsid="00bacf8d"/>
    </style:style>
    <style:style style:name="P70" style:family="paragraph" style:parent-style-name="List_20_1">
      <style:text-properties officeooo:paragraph-rsid="010ac3a7"/>
    </style:style>
    <style:style style:name="P71" style:family="paragraph" style:parent-style-name="List_20_1" style:list-style-name="List_20_1">
      <style:text-properties officeooo:paragraph-rsid="00bacf8d"/>
    </style:style>
    <style:style style:name="P72" style:family="paragraph" style:parent-style-name="List_20_1" style:list-style-name="List_20_1">
      <style:text-properties officeooo:paragraph-rsid="0114a484"/>
    </style:style>
    <style:style style:name="P73" style:family="paragraph" style:parent-style-name="List_20_1" style:list-style-name="List_20_1">
      <style:text-properties officeooo:paragraph-rsid="0119dda3"/>
    </style:style>
    <style:style style:name="P74" style:family="paragraph" style:parent-style-name="List_20_1">
      <style:text-properties officeooo:rsid="00ddbf7a" officeooo:paragraph-rsid="00bacf8d"/>
    </style:style>
    <style:style style:name="P75" style:family="paragraph" style:parent-style-name="Numbering_20_1">
      <style:text-properties officeooo:paragraph-rsid="00bacf8d"/>
    </style:style>
    <style:style style:name="P76" style:family="paragraph" style:parent-style-name="Numbering_20_1" style:list-style-name="Numbering_20_1">
      <style:text-properties officeooo:paragraph-rsid="013f10d4"/>
    </style:style>
    <style:style style:name="P77" style:family="paragraph" style:parent-style-name="Numbering_20_1" style:master-page-name="">
      <style:paragraph-properties style:page-number="auto"/>
      <style:text-properties officeooo:paragraph-rsid="00bacf8d"/>
    </style:style>
    <style:style style:name="P78" style:family="paragraph" style:parent-style-name="Numbering_20_1" style:master-page-name="">
      <style:paragraph-properties fo:margin-top="0cm" fo:margin-bottom="0.199cm" loext:contextual-spacing="false" style:page-number="auto" style:writing-mode="page"/>
      <style:text-properties officeooo:paragraph-rsid="00bacf8d"/>
    </style:style>
    <style:style style:name="P79" style:family="paragraph" style:parent-style-name="Text_20_body" style:list-style-name="L1">
      <style:text-properties officeooo:paragraph-rsid="00fd652f"/>
    </style:style>
    <style:style style:name="P80" style:family="paragraph" style:parent-style-name="Text_20_body" style:list-style-name="L1">
      <style:text-properties officeooo:paragraph-rsid="00dfd85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fo:font-weight="normal" officeooo:rsid="00f99fdd" style:font-weight-asian="normal" style:font-weight-complex="normal"/>
    </style:style>
    <style:style style:name="T10" style:family="text">
      <style:text-properties officeooo:rsid="00232bb6"/>
    </style:style>
    <style:style style:name="T11" style:family="text">
      <style:text-properties officeooo:rsid="00b9e17e"/>
    </style:style>
    <style:style style:name="T12" style:family="text">
      <style:text-properties officeooo:rsid="00bd8232"/>
    </style:style>
    <style:style style:name="T13" style:family="text">
      <style:text-properties officeooo:rsid="00fe4fd4"/>
    </style:style>
    <style:style style:name="T14" style:family="text">
      <style:text-properties officeooo:rsid="00f99fdd"/>
    </style:style>
    <style:style style:name="T15" style:family="text">
      <style:text-properties officeooo:rsid="00ffa797"/>
    </style:style>
    <style:style style:name="T16" style:family="text">
      <style:text-properties officeooo:rsid="00ea6d6b"/>
    </style:style>
    <style:style style:name="T17" style:family="text">
      <style:text-properties officeooo:rsid="00ed2f64"/>
    </style:style>
    <style:style style:name="T18" style:family="text">
      <style:text-properties officeooo:rsid="000d5a33"/>
    </style:style>
    <style:style style:name="T19" style:family="text">
      <style:text-properties style:font-name="Liberation Sans4" fo:font-size="11pt" officeooo:rsid="00c64afa" style:font-size-asian="10.5pt"/>
    </style:style>
    <style:style style:name="T20" style:family="text">
      <style:text-properties style:font-name="Liberation Sans4" fo:font-size="11pt" officeooo:rsid="00f4e10d" style:font-size-asian="10.5pt"/>
    </style:style>
    <style:style style:name="T21" style:family="text">
      <style:text-properties style:font-name="Liberation Sans4" fo:font-size="11pt" officeooo:rsid="010ae40d" style:font-size-asian="10.5pt"/>
    </style:style>
    <style:style style:name="T22" style:family="text">
      <style:text-properties style:font-name="Liberation Sans4" fo:font-size="11pt" officeooo:rsid="010da870" style:font-size-asian="10.5pt"/>
    </style:style>
    <style:style style:name="T23" style:family="text">
      <style:text-properties style:font-name="Liberation Sans4" fo:font-size="11pt" officeooo:rsid="0112e2d1" style:font-size-asian="10.5pt"/>
    </style:style>
    <style:style style:name="T24" style:family="text">
      <style:text-properties style:font-name="Liberation Sans4" fo:font-size="11pt" officeooo:rsid="0114a484" style:font-size-asian="10.5pt"/>
    </style:style>
    <style:style style:name="T25" style:family="text">
      <style:text-properties style:font-name="Liberation Sans4" fo:font-size="11pt" officeooo:rsid="014f8d5c" style:font-size-asian="10.5pt"/>
    </style:style>
    <style:style style:name="T26" style:family="text">
      <style:text-properties style:font-name="Liberation Sans4" fo:font-size="11pt" officeooo:rsid="0152752c" style:font-size-asian="10.5pt"/>
    </style:style>
    <style:style style:name="T27" style:family="text">
      <style:text-properties style:font-name="Liberation Sans4" fo:font-size="11pt" officeooo:rsid="01545350" style:font-size-asian="10.5pt"/>
    </style:style>
    <style:style style:name="T28" style:family="text">
      <style:text-properties style:font-name="Liberation Sans4" fo:font-size="11pt" officeooo:rsid="01553f3f" style:font-size-asian="10.5pt"/>
    </style:style>
    <style:style style:name="T29" style:family="text">
      <style:text-properties fo:language="en" fo:country="US"/>
    </style:style>
    <style:style style:name="T30" style:family="text">
      <style:text-properties fo:language="en" fo:country="US" officeooo:rsid="001f0121"/>
    </style:style>
    <style:style style:name="T31" style:family="text">
      <style:text-properties fo:color="#18a303" style:font-name="Liberation Sans" fo:font-size="16pt" fo:font-weight="bold" officeooo:rsid="010eedec" style:font-size-asian="12.0500001907349pt" style:font-weight-asian="bold" style:font-size-complex="13.8000001907349pt" style:font-weight-complex="bold"/>
    </style:style>
    <style:style style:name="T32" style:family="text">
      <style:text-properties officeooo:rsid="00d5714d"/>
    </style:style>
    <style:style style:name="T33" style:family="text">
      <style:text-properties officeooo:rsid="00d6bb78"/>
    </style:style>
    <style:style style:name="T34" style:family="text">
      <style:text-properties officeooo:rsid="00ddc493"/>
    </style:style>
    <style:style style:name="T35" style:family="text">
      <style:text-properties officeooo:rsid="00dfd856"/>
    </style:style>
    <style:style style:name="T36" style:family="text">
      <style:text-properties officeooo:rsid="00e3a80a"/>
    </style:style>
    <style:style style:name="T37" style:family="text">
      <style:text-properties officeooo:rsid="00e4c3d8"/>
    </style:style>
    <style:style style:name="T38" style:family="text">
      <style:text-properties officeooo:rsid="00fd652f"/>
    </style:style>
    <style:style style:name="T39" style:family="text">
      <style:text-properties officeooo:rsid="0109cc32"/>
    </style:style>
    <style:style style:name="T40" style:family="text">
      <style:text-properties officeooo:rsid="010ae40d"/>
    </style:style>
    <style:style style:name="T41" style:family="text">
      <style:text-properties officeooo:rsid="010cb44d"/>
    </style:style>
    <style:style style:name="T42" style:family="text">
      <style:text-properties officeooo:rsid="010da870"/>
    </style:style>
    <style:style style:name="T43" style:family="text">
      <style:text-properties officeooo:rsid="010eedec"/>
    </style:style>
    <style:style style:name="T44" style:family="text">
      <style:text-properties officeooo:rsid="0112e2d1"/>
    </style:style>
    <style:style style:name="T45" style:family="text">
      <style:text-properties officeooo:rsid="0114a484"/>
    </style:style>
    <style:style style:name="T46" style:family="text">
      <style:text-properties officeooo:rsid="01168666"/>
    </style:style>
    <style:style style:name="T47" style:family="text">
      <style:text-properties officeooo:rsid="01185971"/>
    </style:style>
    <style:style style:name="T48" style:family="text">
      <style:text-properties officeooo:rsid="011ed134"/>
    </style:style>
    <style:style style:name="T49" style:family="text">
      <style:text-properties officeooo:rsid="01272607"/>
    </style:style>
    <style:style style:name="T50" style:family="text">
      <style:text-properties officeooo:rsid="014768a9"/>
    </style:style>
    <style:style style:name="T51" style:family="text">
      <style:text-properties officeooo:rsid="014a835a"/>
    </style:style>
    <style:style style:name="T52" style:family="text">
      <style:text-properties officeooo:rsid="011d015f"/>
    </style:style>
    <style:style style:name="T53" style:family="text">
      <style:text-properties officeooo:rsid="0152752c"/>
    </style:style>
    <style:style style:name="T54" style:family="text">
      <style:text-properties fo:font-size="11pt" fo:language="en" fo:country="US" officeooo:rsid="010da870" style:letter-kerning="true"/>
    </style:style>
    <style:style style:name="T55" style:family="text">
      <style:text-properties officeooo:rsid="015c7ec2"/>
    </style:style>
    <style:style style:name="T56" style:family="text">
      <style:text-properties officeooo:rsid="015e66c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8" style:family="graphic" style:parent-style-name="Graphics">
      <style:graphic-properties style:vertical-pos="top" style:vertical-rel="baseline" style:horizontal-pos="center" style:horizontal-rel="paragraph" style:shadow="none" draw:shadow-opacity="100%"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049cm, 1.328cm, 0.04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draw:shadow-opacity="100%" style:mirror="none" fo:clip="rect(0cm, 0cm, 0.68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52cm, 0cm, 0.206cm, 0.69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15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4" draw:name="Image1" text:anchor-type="as-char" svg:width="8.467cm" svg:height="1.778cm" draw:z-index="6"><draw:image xlink:href="Pictures/10000201000003E8000000D2A7FE72F00FFCF111.png" xlink:type="simple" xlink:show="embed" xlink:actuate="onLoad" loext:mime-type="image/png"/></draw:frame></text:p>
      <text:p text:style-name="P40">Průvodce programem Writer 6.4</text:p>
      <text:p text:style-name="P38">Kapitola 2 <text:s/><text:line-break/>Základy práce s textem</text:p>
      <text:p text:style-name="P15"/>
      <text:h text:style-name="P55" text:outline-level="1"><text:bookmark-start text:name="__RefHeading__5636_1566568644"/>Autorská práva<text:bookmark-end text:name="__RefHeading__5636_1566568644"/></text:h>
      <text:p text:style-name="P12">Tento dokument je duševním vlastnictvím skupiny LibreOffice Documentation Team, © <text:date style:data-style-name="N107" text:date-value="2020-08-05T17:13:26.319993641">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6856_1304896683"/>Pro toto vydání<text:bookmark-end text:name="__RefHeading___Toc16856_1304896683"/></text:h>
      <table:table table:name="Table1" table:style-name="Table1">
        <table:table-column table:style-name="Table1.A"/>
        <table:table-column table:style-name="Table1.B" table:number-columns-repeated="2"/>
        <table:table-row>
          <table:table-cell table:style-name="Table1.A1" office:value-type="string">
            <text:p text:style-name="P18">Shravani Bellapukonda</text:p>
          </table:table-cell>
          <table:table-cell table:style-name="Table1.A1" office:value-type="string">
            <text:p text:style-name="P20">Jean Hollis Weber</text:p>
          </table:table-cell>
          <table:table-cell table:style-name="Table1.A1" office:value-type="string">
            <text:p text:style-name="P21">Kees Kriek</text:p>
          </table:table-cell>
        </table:table-row>
      </table:table>
      <text:h text:style-name="P63" text:outline-level="3"><text:bookmark-start text:name="__RefHeading___Toc20971_901372724"/>Pro předchozí vydání<text:bookmark-end text:name="__RefHeading___Toc20971_90137272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Ron Faile Jr.</text:p>
          </table:table-cell>
          <table:table-cell table:style-name="Table5.A1" office:value-type="string">
            <text:p text:style-name="Table_20_Contents">John A. Smith</text:p>
          </table:table-cell>
          <table:table-cell table:style-name="Table5.A1" office:value-type="string">
            <text:p text:style-name="Table_20_Contents">Hazel Russman</text:p>
          </table:table-cell>
        </table:table-row>
        <table:table-row>
          <table:table-cell table:style-name="Table5.A1" office:value-type="string">
            <text:p text:style-name="Table_20_Contents">John M. Długosz</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59"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48636729" text:style-name="Heading_20_Note">
        <text:list-item>
          <text:p text:style-name="P66">Poznámka</text:p>
        </text:list-item>
      </text:list>
      <text:p text:style-name="P47">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5">Publikováno v červenci <text:date style:data-style-name="N107" text:date-value="2020-08-05T17:13:26.323339277">2020</text:date>. Založeno na LibreOffice <text:user-defined style:data-style-name="N0" text:name="LibreOffice Version">6.4</text:user-defined>.</text:p>
      <text:h text:style-name="P60" text:outline-level="2"><text:bookmark-start text:name="__RefHeading___Toc4650_402817234"/>Poznámka pro uživatele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Akce</text:p>
          </table:table-cell>
        </table:table-row>
        <table:table-row table:style-name="Table4.1">
          <table:table-cell table:style-name="Table4.A2" office:value-type="string">
            <text:p text:style-name="P19"><text:span text:style-name="Strong_20_Emphasis">Nástroje &gt; Možnosti</text:span> výběr v nabídce</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Ctrl + klepnutí a/nebo klepnutí pravým tlačítkem v závislosti na operačním systému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 + <text:span text:style-name="Keystroke">t</text:span></text:p>
          </table:table-cell>
          <table:table-cell table:style-name="Table4.A2" office:value-type="string">
            <text:p text:style-name="P19">Otevře kartu Styly a formátování postranní lišty</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0"><text:a xlink:type="simple" xlink:href="#__RefHeading__5638_1566568644" text:style-name="Index_20_Link" text:visited-style-name="Index_20_Link">Přispěvatelé<text:tab/>2</text:a></text:p>
          <text:p text:style-name="P35"><text:a xlink:type="simple" xlink:href="#__RefHeading___Toc16856_1304896683" text:style-name="Index_20_Link" text:visited-style-name="Index_20_Link">Pro toto vydání<text:tab/>2</text:a></text:p>
          <text:p text:style-name="P35"><text:a xlink:type="simple" xlink:href="#__RefHeading___Toc20971_901372724" text:style-name="Index_20_Link" text:visited-style-name="Index_20_Link">Pro předchozí vydání<text:tab/>2</text:a></text:p>
          <text:p text:style-name="P30"><text:a xlink:type="simple" xlink:href="#__RefHeading___Toc4648_402817234" text:style-name="Index_20_Link" text:visited-style-name="Index_20_Link">Zpětná vazba<text:tab/>2</text:a></text:p>
          <text:p text:style-name="P30"><text:a xlink:type="simple" xlink:href="#__RefHeading__5644_1566568644" text:style-name="Index_20_Link" text:visited-style-name="Index_20_Link">Datum vydání a verze programu<text:tab/>2</text:a></text:p>
          <text:p text:style-name="P30"><text:a xlink:type="simple" xlink:href="#__RefHeading___Toc4650_402817234" text:style-name="Index_20_Link" text:visited-style-name="Index_20_Link">Poznámka pro uživatele systému macOS<text:tab/>2</text:a></text:p>
          <text:p text:style-name="P36"><text:a xlink:type="simple" xlink:href="#__RefHeading___Toc55496_683246203" text:style-name="Index_20_Link" text:visited-style-name="Index_20_Link">Úvod<text:tab/>4</text:a></text:p>
          <text:p text:style-name="P36"><text:a xlink:type="simple" xlink:href="#__RefHeading__16907_537374987" text:style-name="Index_20_Link" text:visited-style-name="Index_20_Link">Výběr textu<text:tab/>4</text:a></text:p>
          <text:p text:style-name="P30"><text:a xlink:type="simple" xlink:href="#__RefHeading___Toc44245_1754459531" text:style-name="Index_20_Link" text:visited-style-name="Index_20_Link">Výběr nesouvislého textu<text:tab/>4</text:a></text:p>
          <text:p text:style-name="P30"><text:a xlink:type="simple" xlink:href="#__RefHeading__16911_537374987" text:style-name="Index_20_Link" text:visited-style-name="Index_20_Link">Výběr bloku textu<text:tab/>5</text:a></text:p>
          <text:p text:style-name="P36"><text:a xlink:type="simple" xlink:href="#__RefHeading__16913_537374987" text:style-name="Index_20_Link" text:visited-style-name="Index_20_Link">Vyjmutí, kopírování a vkládání textu<text:tab/>5</text:a></text:p>
          <text:p text:style-name="P36"><text:a xlink:type="simple" xlink:href="#__RefHeading__16915_537374987" text:style-name="Index_20_Link" text:visited-style-name="Index_20_Link">Hledání a náhrada textu<text:tab/>6</text:a></text:p>
          <text:p text:style-name="P30"><text:a xlink:type="simple" xlink:href="#__RefHeading__52118_254966769" text:style-name="Index_20_Link" text:visited-style-name="Index_20_Link">Nástrojová lišta Najít<text:tab/>6</text:a></text:p>
          <text:p text:style-name="P30"><text:a xlink:type="simple" xlink:href="#__RefHeading__52120_254966769" text:style-name="Index_20_Link" text:visited-style-name="Index_20_Link">Dialogové okno Najít a nahradit<text:tab/>7</text:a></text:p>
          <text:p text:style-name="P36"><text:a xlink:type="simple" xlink:href="#__RefHeading__16923_537374987" text:style-name="Index_20_Link" text:visited-style-name="Index_20_Link">Vkládání speciálních znaků<text:tab/>8</text:a></text:p>
          <text:p text:style-name="P30"><text:a xlink:type="simple" xlink:href="#__RefHeading___Toc57967_1158308475" text:style-name="Index_20_Link" text:visited-style-name="Index_20_Link">Vkládání pevných mezer a dělení slov<text:tab/>9</text:a></text:p>
          <text:p text:style-name="P30"><text:a xlink:type="simple" xlink:href="#__RefHeading__16931_537374987" text:style-name="Index_20_Link" text:visited-style-name="Index_20_Link">Vkládání krátkých a dlouhých pomlček<text:tab/>9</text:a></text:p>
          <text:p text:style-name="P36"><text:a xlink:type="simple" xlink:href="#__RefHeading__88363_256193333" text:style-name="Index_20_Link" text:visited-style-name="Index_20_Link">Kontrola pravopisu a gramatiky<text:tab/>11</text:a></text:p>
          <text:p text:style-name="P30"><text:a xlink:type="simple" xlink:href="#__RefHeading__88365_256193333" text:style-name="Index_20_Link" text:visited-style-name="Index_20_Link">Kontrola pravopisu<text:tab/>11</text:a></text:p>
          <text:p text:style-name="P30"><text:a xlink:type="simple" xlink:href="#__RefHeading__88367_256193333" text:style-name="Index_20_Link" text:visited-style-name="Index_20_Link">Pravopis a gramatika<text:tab/>12</text:a></text:p>
          <text:p text:style-name="P30"><text:a xlink:type="simple" xlink:href="#__RefHeading__88369_256193333" text:style-name="Index_20_Link" text:visited-style-name="Index_20_Link">Gramatika<text:tab/>13</text:a></text:p>
          <text:p text:style-name="P30"><text:a xlink:type="simple" xlink:href="#__RefHeading__30915_560884780" text:style-name="Index_20_Link" text:visited-style-name="Index_20_Link">Kontrola anglických vět<text:tab/>14</text:a></text:p>
          <text:p text:style-name="P35"><text:a xlink:type="simple" xlink:href="#__RefHeading__30917_560884780" text:style-name="Index_20_Link" text:visited-style-name="Index_20_Link">Kontrola gramatiky<text:tab/>15</text:a></text:p>
          <text:p text:style-name="P35"><text:a xlink:type="simple" xlink:href="#__RefHeading__30919_560884780" text:style-name="Index_20_Link" text:visited-style-name="Index_20_Link">Interpunkce<text:tab/>15</text:a></text:p>
          <text:p text:style-name="P35"><text:a xlink:type="simple" xlink:href="#__RefHeading__30921_560884780" text:style-name="Index_20_Link" text:visited-style-name="Index_20_Link">Ostatní<text:tab/>15</text:a></text:p>
          <text:p text:style-name="P36"><text:a xlink:type="simple" xlink:href="#__RefHeading__16959_537374987" text:style-name="Index_20_Link" text:visited-style-name="Index_20_Link">Synonyma,  slovník synonym (tezaurus)<text:tab/>16</text:a></text:p>
          <text:p text:style-name="P36"><text:a xlink:type="simple" xlink:href="#__RefHeading__16961_537374987" text:style-name="Index_20_Link" text:visited-style-name="Index_20_Link">Dělení slov<text:tab/>17</text:a></text:p>
          <text:p text:style-name="P30"><text:a xlink:type="simple" xlink:href="#__RefHeading__66825_697337876" text:style-name="Index_20_Link" text:visited-style-name="Index_20_Link">Automatické dělení slov<text:tab/>17</text:a></text:p>
          <text:p text:style-name="P30"><text:a xlink:type="simple" xlink:href="#__RefHeading__21828_537374987" text:style-name="Index_20_Link" text:visited-style-name="Index_20_Link">Ruční dělení slov<text:tab/>19</text:a></text:p>
          <text:p text:style-name="P36"><text:a xlink:type="simple" xlink:href="#__RefHeading__16963_537374987" text:style-name="Index_20_Link" text:visited-style-name="Index_20_Link">Automatické opravy<text:tab/>19</text:a></text:p>
          <text:p text:style-name="P36"><text:a xlink:type="simple" xlink:href="#__RefHeading__16965_537374987" text:style-name="Index_20_Link" text:visited-style-name="Index_20_Link">Dokončování slov<text:tab/>20</text:a></text:p>
          <text:p text:style-name="P36"><text:a xlink:type="simple" xlink:href="#__RefHeading__16967_537374987" text:style-name="Index_20_Link" text:visited-style-name="Index_20_Link">Automatický text<text:tab/>21</text:a></text:p>
          <text:p text:style-name="P30"><text:a xlink:type="simple" xlink:href="#__RefHeading__7026_2123605550" text:style-name="Index_20_Link" text:visited-style-name="Index_20_Link">Tvorba automatického textu<text:tab/>21</text:a></text:p>
          <text:p text:style-name="P30"><text:a xlink:type="simple" xlink:href="#__RefHeading__7028_2123605550" text:style-name="Index_20_Link" text:visited-style-name="Index_20_Link">Vložení automatického textu<text:tab/>22</text:a></text:p>
          <text:p text:style-name="P30"><text:a xlink:type="simple" xlink:href="#__RefHeading__7030_2123605550" text:style-name="Index_20_Link" text:visited-style-name="Index_20_Link">Tisk seznamu položek automatického textu<text:tab/>22</text:a></text:p>
          <text:p text:style-name="P36"><text:a xlink:type="simple" xlink:href="#__RefHeading___Toc22419_1754459531" text:style-name="Index_20_Link" text:visited-style-name="Index_20_Link">Změna velikosti písma ve vybraném textu<text:tab/>22</text:a></text:p>
        </text:index-body>
      </text:table-of-content>
      <text:p text:style-name="Page_20_Break"/>
      <text:h text:style-name="P56" text:outline-level="1"><text:bookmark-start text:name="__RefHeading___Toc55496_683246203"/>Úvod<text:bookmark-end text:name="__RefHeading___Toc55496_683246203"/></text:h>
      <text:p text:style-name="Text_20_body">Tato kapitola se zabývá základy práce s textem ve Writeru. Předpokládáme uživatelskou znalost používání myši a klávesnice, přečtenou první kapitolu a povědomí o nabídkách, nástrojových lištách a další probraných tématech.</text:p>
      <text:p text:style-name="P8">Doporučujeme zapnout zobrazení netisknutelných formátovacích znaků (konec odstavce, tabulátory a další) v nabídce <text:span text:style-name="Strong_20_Emphasis">Nástroje &gt; Možnosti &gt; LibreOffice Writer &gt; Pomůcky pro formátování</text:span>. Další informace najdeme v kapitole 20, Nastavení Writeru.</text:p>
      <text:p text:style-name="P44">Cílem této kapitoly je naučit se:</text:p>
      <text:list xml:id="list1067568769" text:style-name="List_20_1">
        <text:list-item>
          <text:p text:style-name="P69">Vybrat, vyjmout, kopírovat, vložit a přesunout text.</text:p>
        </text:list-item>
        <text:list-item>
          <text:p text:style-name="P69">Najít a nahradit text.</text:p>
        </text:list-item>
        <text:list-item>
          <text:p text:style-name="P69">Vložit speciální znaky.</text:p>
        </text:list-item>
        <text:list-item>
          <text:p text:style-name="P69">Zkontrolovat pravopis a gramatiku, používat tezaurus a volit možnosti dělení slov.</text:p>
        </text:list-item>
        <text:list-item>
          <text:p text:style-name="P69">Používat automatické opravy, doplňování slov, autotext a měnit velikosti písma.</text:p>
        </text:list-item>
      </text:list>
      <text:p text:style-name="P6">V kapitole 3 se seznámíme s dalšími nástroji a technikami práce s textem, v kapitole 4 se naučíme text formátovat.</text:p>
      <text:h text:style-name="P54" text:outline-level="1"><text:bookmark-start text:name="__RefHeading__16907_537374987"/>Výběr textu<text:bookmark-end text:name="__RefHeading__16907_537374987"/></text:h>
      <text:p text:style-name="P8">Výběr textu ve Writeru se nijak neliší od výběru textu v jiných aplikacích. Text můžeme vybrat stiskem levého tlačítka myši a pohybem kurzoru přes text nebo můžeme dvojklikem vybrat slovo, trojklikem větu a čtyřklikem celý odstavec.</text:p>
      <text:p text:style-name="P7">Lze také kliknout do textu a stisknout klávesu <text:span text:style-name="Keystroke">F8</text:span>, abychom přešli do režimu „Rozšířený výběr“, v němž  jen klávesami se šipkami vybereme souvislý úsek textu.</text:p>
      <text:p text:style-name="P8">Kromě výběru úseku textu můžeme vybrat i nesouvisející části nebo blok (svislý obdélník) textu.</text:p>
      <text:p text:style-name="P11">Jedním ze způsobů změny režimu výběru je použití ikony režimu výběrů ve stavovém řádku (viz kapitola 1, Seznámení s Writerem). Na ikonu klikneme pravým tlačítkem myši, načež se v kontextové nabídce zobrazí dostupné režimy: standardní výběr, rozšiřitelný výběr (možno aktivovat též klávesou <text:span text:style-name="Keystroke">F8</text:span>), doplnitelný výběr (aktivace klávesami <text:span text:style-name="Keystroke">Shift+F8</text:span>) a výběr bloku (aktivace klávesami <text:span text:style-name="Keystroke">Ctrl+Shift+F8</text:span>). Klikneme-li na ikonu levým tlačítkem myši, volíme následný typ režimu výběru.</text:p>
      <text:p text:style-name="Figure"><draw:frame draw:style-name="fr23" draw:name="Image4" text:anchor-type="as-char" svg:width="8.246cm" svg:height="2.99cm" draw:z-index="0"><draw:image xlink:href="Pictures/100000000000016C000000716D9703EA9E5F6ED8.png" xlink:type="simple" xlink:show="embed" xlink:actuate="onLoad" loext:mime-type="image/png"/></draw:frame></text:p>
      <text:h text:style-name="P58" text:outline-level="2"><text:bookmark-start text:name="__RefHeading___Toc44245_1754459531"/><text:bookmark-start text:name="_Ref201213481"/>Výběr <text:bookmark-end text:name="_Ref201213481"/>nesouvislých částí textu<text:bookmark-end text:name="__RefHeading___Toc44245_1754459531"/></text:h>
      <text:p text:style-name="P45">V režimu standardního výběru můžeme nesouvislé části textu (jak je znázorněno na obrázku <text:sequence-ref text:reference-format="value" text:ref-name="refFigure0">1</text:sequence-ref> ) vybrat myší těmito kroky:</text:p>
      <text:list xml:id="list652456568" text:style-name="Numbering_20_1">
        <text:list-item>
          <text:p text:style-name="P77">Vybereme první část textu.</text:p>
        </text:list-item>
        <text:list-item>
          <text:p text:style-name="P75">Stiskneme klávesu <text:span text:style-name="Keystroke">Ctrl </text:span> a myší vybereme další úsek textu.</text:p>
        </text:list-item>
        <text:list-item>
          <text:p text:style-name="P78">Předcházející krok opakujeme tolikrát, kolikrát potřebujeme.</text:p>
        </text:list-item>
      </text:list>
      <text:p text:style-name="P44"><text:soft-page-break/>V režimu doplnitelného výběru můžeme nesouvisející části textu vybrat i pomocí klávesníce:</text:p>
      <text:list xml:id="list171328153832958" text:continue-list="list652456568" text:style-name="Numbering_20_1">
        <text:list-item text:start-value="1">
          <text:p text:style-name="P75">Vybereme první část textu. (Další informace o výběru textu pomocí klávesnice nalezneme v tématu „Navigace a výběr pomocí klávesnice“ v nápovědě k LibreOffice (klávesa <text:span text:style-name="Keystroke">F1</text:span> ).)</text:p>
        </text:list-item>
        <text:list-item>
          <text:p text:style-name="P75">Stiskneme <text:span text:style-name="Keystroke">Shift + F8</text:span>. Tím Writer přepneme do režimu „Doplnitelný výběr“.</text:p>
        </text:list-item>
        <text:list-item>
          <text:p text:style-name="P75">Šipkami klávesnice se přesuneme na začátek další části vybíraného textu. Podržíme klávesu <text:span text:style-name="Keystroke">Shift</text:span> a šipkami vybereme další část.</text:p>
        </text:list-item>
        <text:list-item>
          <text:p text:style-name="P75">Opakujeme tolikrát, kolikrát potřebujeme.</text:p>
        </text:list-item>
      </text:list>
      <text:p text:style-name="P8">Od této chvíle můžeme pracovat s vybraným textem.</text:p>
      <text:p text:style-name="Text_20_body">Stiskem klávesy <text:span text:style-name="Keystroke">Esc</text:span> režim doplnitelného výběru opustíme.</text:p>
      <text:p text:style-name="Figure"><draw:frame draw:style-name="fr7" draw:name="Frame6" text:anchor-type="as-char" svg:width="14.289cm" draw:z-index="1"><draw:text-box fo:min-height="7.354cm"><text:p text:style-name="Caption"><draw:frame draw:style-name="fr22" draw:name="graphics4" text:anchor-type="paragraph" svg:width="14.148cm" svg:height="6.833cm" draw:z-index="22"><draw:image xlink:href="Pictures/100000000000029C000001435B6E3F4A7559D9F8.png" xlink:type="simple" xlink:show="embed" xlink:actuate="onLoad" loext:mime-type="image/png"/></draw:frame>Obrázek <text:sequence text:ref-name="refFigure0" text:name="Figure" text:formula="ooow:Figure+1" style:num-format="1">1</text:sequence>: Vybrané nesouvisející části textu</text:p></draw:text-box></draw:frame></text:p>
      <text:h text:style-name="P58" text:outline-level="2"><text:bookmark-start text:name="__RefHeading__16911_537374987"/>Výběr bloku textu<text:bookmark-end text:name="__RefHeading__16911_537374987"/></text:h>
      <text:p text:style-name="P8">Svislý blok nebo sloupec textu oddělený mezerami nebo tabulátory (jak lze vidět v textech okopírovaných z e-mailů, výpisů z aplikací nebo z dalších zdrojů) můžeme v LibreOffice vybrat, zvolíme-li režim výběr bloku. Do režimu výběru bloku se přepneme v nabídce <text:span text:style-name="Strong_20_Emphasis">Úpravy &gt; Režim výběru &gt; Blok</text:span>, nebo klávesovou zkratkou <text:span text:style-name="Keystroke">Ctrl + F8</text:span>, nebo opakovaným kliknutím na ikonu <text:span text:style-name="Strong_20_Emphasis">Režim výběru</text:span> ve stavovém řádku, dokud nebude aktivní režim <text:span text:style-name="Strong_20_Emphasis">Výběr bloku</text:span>.</text:p>
      <text:p text:style-name="P8">Pak můžeme tažením myši nebo z klávesnice vybrat blok textu, jak je znázorněno na obrázku <text:sequence-ref text:reference-format="value" text:ref-name="refFigure1">2</text:sequence-ref>.</text:p>
      <text:p text:style-name="P31"><draw:frame draw:style-name="fr6" draw:name="Frame39" text:anchor-type="as-char" svg:width="8.548cm" draw:z-index="2"><draw:text-box fo:min-height="2.565cm"><text:p text:style-name="Caption"><draw:frame draw:style-name="fr10" draw:name="Image6" text:anchor-type="paragraph" svg:width="8.548cm" svg:height="2.097cm" draw:z-index="23"><draw:image xlink:href="Pictures/10000201000001AA0000006A7A7A61A49793B18A.png" xlink:type="simple" xlink:show="embed" xlink:actuate="onLoad" loext:mime-type="image/png"/></draw:frame>Obrázek <text:sequence text:ref-name="refFigure1" text:name="Figure" text:formula="ooow:Figure+1" style:num-format="1">2</text:sequence>: Vybraný blok textu</text:p></draw:text-box></draw:frame></text:p>
      <text:h text:style-name="P54" text:outline-level="1"><text:bookmark-start text:name="__RefHeading__16913_537374987"/>Vyjmutí, kopírování a vkládání textu<text:bookmark-end text:name="__RefHeading__16913_537374987"/></text:h>
      <text:p text:style-name="P8">Vyjmutí a kopírování textu ve Writeru se nijak neliší od vyjmutí a kopírování textu v jiných aplikacích. Uvnitř dokumentu nebo mezi dokumenty můžeme text kopírovat nebo přesouvat přetažením, pomocí voleb nabídky, pomocí ikon nebo klávesových zkratek. Text je také možné kopírovat z jiných zdrojů, například webových stránek, a poté jej vložit do dokumentu.</text:p>
      <text:list xml:id="list171327329660084" text:continue-list="list1067568769" text:style-name="List_20_1">
        <text:list-item>
          <text:p text:style-name="List_20_1">Na vybraný text klikneme a přetáhneme pomocí myši do nového umístění, kde levé tlačítko myši uvolníme; kurzor při přesunu mění tvar.</text:p>
        </text:list-item>
        <text:list-item>
          <text:p text:style-name="P70">Chceme-li vybraný text zkopírovat, stiskneme a během přesunu držíme klávesu <text:span text:style-name="Keystroke">Ctrl</text:span>. Text si zachovává formátování, které měl před přetažením.</text:p>
        </text:list-item>
        <text:list-item>
          <text:p text:style-name="P70"><text:soft-page-break/>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list-item>
      </text:list>
      <text:p text:style-name="Text_20_body">Výsledek vkládání textu závisí na zdroji textu a na tom, jak jej vložíme. Klikneme-li na ikonu <text:span text:style-name="Strong_20_Emphasis">Vložit</text:span>, zachovává si vložený text původní formátování (např. tučné písmo nebo kurzívu). Text vkládaný z webových stránek a jiných zdrojů můžeme automaticky umístit do rámců nebo tabulek i s jeho formátováním. Pokud se nám výsledek vložení nelíbí, klikneme na tlačítko <text:span text:style-name="Strong_20_Emphasis">Zpět</text:span> nebo zmáčkneme klávesy <text:span text:style-name="Keystroke">Ctrl + z</text:span>.</text:p>
      <text:p text:style-name="P44"><text:bookmark-start text:name="DDE_LINK1"/>Aby<text:bookmark-start text:name="DDE_LINK"/> vkládaný text přebral styl odstavce, do kterého je vkládán:</text:p>
      <text:list xml:id="list171327192800655" text:continue-numbering="true" text:style-name="List_20_1">
        <text:list-item>
          <text:p text:style-name="P69">Přejdeme do nabídky <text:span text:style-name="Strong_20_Emphasis">Úpravy &gt; Vložit jinak</text:span>,</text:p>
        </text:list-item>
        <text:list-item>
          <text:p text:style-name="P69">klikneme na šipku u ikony <text:span text:style-name="Strong_20_Emphasis">Vložit</text:span>,</text:p>
        </text:list-item>
        <text:list-item>
          <text:p text:style-name="P69">nebo klikneme na ikonu <text:span text:style-name="Strong_20_Emphasis">Vložit</text:span> a stále držíme stlačené  levé tlačítko myši.</text:p>
        </text:list-item>
      </text:list>
      <text:p text:style-name="P8">Ze zobrazené nabídky pak vybereme položku <text:span text:style-name="Strong_20_Emphasis">Neformátovaný text</text:span>.</text:p>
      <text:p text:style-name="P8">Počet položek seznamu nabídky Vložit jinak závisí na původu a formátování vkládaného textu nebo jiného objektu. Viz příklad na obrázku <text:sequence-ref text:reference-format="value" text:ref-name="refFigure2">3 </text:sequence-ref><text:s/>, kde je ve schránce text.</text:p>
      <text:p text:style-name="P31"><draw:frame draw:style-name="fr2" draw:name="Frame19" text:anchor-type="as-char" svg:width="6.867cm" draw:z-index="3"><draw:text-box fo:min-height="3.635cm"><text:p text:style-name="Caption"><draw:frame draw:style-name="fr10" draw:name="Image3" text:anchor-type="paragraph" svg:width="6.757cm" svg:height="3.145cm" draw:z-index="24"><draw:image xlink:href="Pictures/100002010000012200000087FFF7B034319F83D6.png" xlink:type="simple" xlink:show="embed" xlink:actuate="onLoad" loext:mime-type="image/png"/></draw:frame>Obrázek <text:sequence text:ref-name="refFigure2" text:name="Figure" text:formula="ooow:Figure+1" style:num-format="1">3</text:sequence>: Nabídka Vložit jinak</text:p></draw:text-box></draw:frame></text:p>
      <text:h text:style-name="P54" text:outline-level="1"><text:bookmark-start text:name="__RefHeading__16915_537374987"/><text:bookmark-end text:name="DDE_LINK1"/><text:bookmark-end text:name="DDE_LINK"/>Hledání a náhrada textu<text:bookmark-end text:name="__RefHeading__16915_537374987"/></text:h>
      <text:p text:style-name="P44">Ve Writeru můžeme text vyhledávat dvěma způsoby: Pomocí nástrojové lišty Najít, která je vhodná pro rychlé hledání, a dialogového okna Najít a nahradit. V dialogovém okně můžeme:</text:p>
      <text:list xml:id="list3902023540020974732" text:style-name="List_20_1">
        <text:list-item text:start-value="1">
          <text:p text:style-name="P71">Najít a nahradit slova a fráze.</text:p>
        </text:list-item>
        <text:list-item>
          <text:p text:style-name="P71">Používat zástupné znaky a regulární výrazy pro přesnější vyhledávání (viz kapitola 3, Pokročilá práce s textem).</text:p>
        </text:list-item>
      </text:list>
      <text:list xml:id="list171326643841547" text:continue-list="list171327192800655" text:style-name="List_20_1">
        <text:list-item>
          <text:p text:style-name="P69">Najít a nahradit konkrétní atributy nebo formátování (viz kapitola 3).</text:p>
        </text:list-item>
        <text:list-item>
          <text:p text:style-name="P69">Najít a nahradit styly odstavců (viz kapitola 3).</text:p>
        </text:list-item>
      </text:list>
      <text:h text:style-name="P58" text:outline-level="2"><text:bookmark-start text:name="__RefHeading__52118_254966769"/>Nástrojová lišta Najít<text:bookmark-end text:name="__RefHeading__52118_254966769"/></text:h>
      <text:p text:style-name="P8">Ve výchozím nastavení je nástrojová lišta Najít ukotvená ve spodní části okna Writeru hned nad stavovým řádkem (viz obrázek <text:sequence-ref text:reference-format="value" text:ref-name="refFigure3">4</text:sequence-ref>), může být plovoucí nebo ukotvená na jiném místě. Více informací o plovoucích a ukotvených nástrojových lištách najdeme v kapitole 1, Seznámení s Writerem. Není-li nástrojová lišta Najít zobrazena, jdeme do nabídky <text:span text:style-name="Strong_20_Emphasis">Zobrazit &gt; Nástrojové lišty &gt; Najít</text:span> nebo stiskneme klávesovou kombinaci <text:span text:style-name="Keystroke">Ctrl + f</text:span>.</text:p>
      <text:p text:style-name="P31"><draw:frame draw:style-name="fr2" draw:name="Frame42" text:anchor-type="as-char" svg:width="14.173cm" draw:z-index="25"><draw:text-box fo:min-height="3.531cm"><text:p text:style-name="Caption"><draw:frame draw:style-name="fr10" draw:name="Image5" text:anchor-type="paragraph" svg:width="14.173cm" svg:height="3.073cm" draw:z-index="26"><draw:image xlink:href="Pictures/10000201000002D40000009DF6418D04BE901B47.png" xlink:type="simple" xlink:show="embed" xlink:actuate="onLoad" loext:mime-type="image/png"/></draw:frame>Obrázek <text:sequence text:ref-name="refFigure3" text:name="Figure" text:formula="ooow:Figure+1" style:num-format="1">4</text:sequence>: Ukotvená nástrojová lišta Najít</text:p></draw:text-box></draw:frame></text:p>
      <text:p text:style-name="P8"><text:soft-page-break/>Hledaný text zadáme do vstupního pole na liště Najít a stiskneme <text:span text:style-name="Keystroke">Enter</text:span>, kurzor se přemístí před první výskyt zadaného textu. Kliknutím na ikonu <text:span text:style-name="Strong_20_Emphasis">Najít další</text:span> nebo <text:span text:style-name="Strong_20_Emphasis">Najít předchozí</text:span> hledáme výskyt textu ve vyznačeném směru.</text:p>
      <text:p text:style-name="P8">Po kliknutí na tlačítko <text:span text:style-name="Strong_20_Emphasis">Najít vše</text:span> se v dokumentu označí všechny výskyty hledaného výrazu. Výběrem <text:span text:style-name="Strong_20_Emphasis">Rozlišovat velikost</text:span> zajistíme, že budou nalezeny jen výskyty velikostí písmen přesně odpovídající vloženému výrazu. Kliknutím na ikonu vpravo za <text:span text:style-name="Emphasis">Rozlišovat velikost</text:span> otevřeme dialogové okno Najít &amp; Nahradit.</text:p>
      <text:p text:style-name="P9">Kliknutím na tlačítko <text:span text:style-name="Strong_20_Emphasis">Navigovat podle</text:span> za ikonou <text:span text:style-name="Strong_20_Emphasis">Najít a nahradit</text:span> otevřeme Navigátor a nástrojovou lištu Navigace, viz kapitola 1.</text:p>
      <text:p text:style-name="P8">Nástrojovou lištu Najít zavřeme kliknutím na ikonu <text:span text:style-name="Strong_20_Emphasis">X</text:span> vlevo od vstupního pole nebo stiskem klávesy <text:span text:style-name="Keystroke">Esc</text:span>, je-li kurzor ve vstupním poli.</text:p>
      <text:h text:style-name="P58" text:outline-level="2"><text:bookmark-start text:name="__RefHeading__52120_254966769"/>Dialogové okno Najít a nahradit<text:bookmark-end text:name="__RefHeading__52120_254966769"/></text:h>
      <text:p text:style-name="P10">Dialogové okno Najít a nahradit zobrazíme některým z následujících postupů:</text:p>
      <text:list xml:id="list459208559" text:style-name="L1">
        <text:list-item>
          <text:p text:style-name="P79">Klávesovou zkratkou <text:span text:style-name="Keystroke">Ctrl + h</text:span>,</text:p>
        </text:list-item>
        <text:list-item>
          <text:p text:style-name="P79">z nabídky <text:span text:style-name="Strong_20_Emphasis">Úpravy &gt; Najít a nahradit</text:span>,</text:p>
        </text:list-item>
        <text:list-item>
          <text:p text:style-name="P80">kliknutím na ikonu <text:span text:style-name="Strong_20_Emphasis">Najít a nahradit</text:span> na nástrojové liště Najít. V zobrazeném dialogovém okně můžeme kliknout na rozbalovací nabídku <text:span text:style-name="Strong_20_Emphasis">Ostatní možnosti</text:span>, rozbalí se (viz obrázek<text:sequence-ref text:reference-format="value" text:ref-name="refFigure4">5</text:sequence-ref>).</text:p>
        </text:list-item>
        <text:list-item>
          <text:p text:style-name="P80">Ostatní možnosti se zobrazují automaticky, je-li povoleno komplexní rozvržení textu nebo asijské jazyky v okně Možnosti (nabídka <text:span text:style-name="Strong_20_Emphasis">Nástroje &gt; Možnosti</text:span>, sekce <text:span text:style-name="Strong_20_Emphasis">Jazyková nastavení &gt; <text:s/>Jazyky</text:span>.</text:p>
        </text:list-item>
      </text:list>
      <text:p text:style-name="P31"><draw:frame draw:style-name="fr3" draw:name="Frame33" text:anchor-type="as-char" svg:width="13.476cm" draw:z-index="27"><draw:text-box fo:min-height="10.072cm"><text:p text:style-name="Caption"><draw:frame draw:style-name="fr21" draw:name="Image2" text:anchor-type="paragraph" svg:width="13.476cm" svg:height="10.19cm" draw:z-index="29"><draw:image xlink:href="Pictures/1000020100000285000001E85697D93BA6C2CB83.png" xlink:type="simple" xlink:show="embed" xlink:actuate="onLoad" loext:mime-type="image/png"/></draw:frame>Obrázek <text:sequence text:ref-name="refFigure4" text:name="Figure" text:formula="ooow:Figure+1" style:num-format="1">5</text:sequence>: Dialogové okno Najít a nahradit s rozbalenými ostatními možnostmi</text:p></draw:text-box></draw:frame></text:p>
      <text:p text:style-name="P44">Práce s dialogovým oknem Najít a nahradit:</text:p>
      <text:list xml:id="list171328164210403" text:continue-list="list171328153832958" text:style-name="Numbering_20_1">
        <text:list-item text:start-value="1">
          <text:p text:style-name="P75">Do pole <text:span text:style-name="Strong_20_Emphasis">Najít</text:span> napíšeme hledaný text.</text:p>
        </text:list-item>
        <text:list-item>
          <text:p text:style-name="P75">Chceme-li hledaný text nahradit jiným textem, zadáme nový text do pole <text:span text:style-name="Strong_20_Emphasis">Nahradit</text:span>.</text:p>
        </text:list-item>
        <text:list-item>
          <text:p text:style-name="P75">Dále jsou k dispozici volby jako např. rozlišování velikosti písma nebo vyhledávání jen celých slov.</text:p>
        </text:list-item>
      </text:list>
      <text:p text:style-name="P41"><text:soft-page-break/>V ostatních možnostech je vyhledávání ve vybraném textu, hledání od pozice kurzoru zpět k začátku dokumentu, hledání podobností a prohledávání komentářů.</text:p>
      <text:p text:style-name="P41">Použití ostatních možností je popsáno v kapitole 3.</text:p>
      <text:list xml:id="list171327081724373" text:continue-numbering="true" text:style-name="Numbering_20_1">
        <text:list-item>
          <text:p text:style-name="P75">Máme-li pro hledání vše nastaveno, klikneme na tlačítko <text:span text:style-name="Strong_20_Emphasis">Najít další</text:span>. V dokumentu se zobrazují nalezené výskyty textu, nahradu provedeme kliknutím na tlačítko <text:span text:style-name="Strong_20_Emphasis">Nahradit</text:span>.</text:p>
        </text:list-item>
      </text:list>
      <text:list xml:id="list4206726265" text:style-name="Heading_20_Tip">
        <text:list-item>
          <text:p text:style-name="P67">Tip</text:p>
        </text:list-item>
      </text:list>
      <text:p text:style-name="P46">Klikneme-li na tlačítko <text:span text:style-name="Strong_20_Emphasis">Najít vše</text:span>, Writer vybere v dokumentu všechny výskyty hledaného textu. Podobně klikneme-li na tlačítko <text:span text:style-name="Strong_20_Emphasis">Nahradit vše</text:span>, Writer nahradí všechny výskyty bez možnosti odsouhlasení jednotlivých úprav.</text:p>
      <text:list xml:id="list837582033" text:style-name="Heading_20_Caution">
        <text:list-item>
          <text:p text:style-name="P64">Upozornění</text:p>
        </text:list-item>
      </text:list>
      <text:p text:style-name="P46">Akci <text:span text:style-name="Strong_20_Emphasis">Nahradit vše</text:span> provádějme s rozmyslem, protože nás může zaskočit buď komickým nebo velmi nečekaným výsledkem. Chyby, které vzniknou nesprávným použitím funkce <text:span text:style-name="Strong_20_Emphasis">Nahradit vše</text:span>, je častokrát nutné ručně opravovat slovo za slovem.</text:p>
      <text:h text:style-name="P54" text:outline-level="1"><text:bookmark-start text:name="__RefHeading__16923_537374987"/>Vkládání speciálních znaků<text:bookmark-end text:name="__RefHeading__16923_537374987"/></text:h>
      <text:p text:style-name="P44">Speciální znaky jsou ty, které nenajdeme na základní klávesnici. Jsou jimi například © ¾ æ ç Ł ñ ö ø ¢. Jejich vložení provedeme následujícími kroky:</text:p>
      <text:p text:style-name="Text_20_body">Kurzor umístíme v dokumentu na místo, kam chceme speciální znak vložit. Poté buď:</text:p>
      <text:list xml:id="list171327830989916" text:continue-list="list171326643841547" text:style-name="List_20_1">
        <text:list-header>
          <text:p text:style-name="P72">Jdeme do nabídky <text:span text:style-name="Strong_20_Emphasis">Vložit &gt; Speciální znak</text:span>, v níž otevřeme dialogové okno Speciální znaky (obrázek <text:sequence-ref text:reference-format="value" text:ref-name="refFigure5">6</text:sequence-ref>), dvojklikem volíme znaky (z libovolného písma), které chceme vložit, ve vhodném pořadí; objevují se v dokumentu v okamžiku výběru. Vybrané znaky se také přidají do seznamu Poslední znaky v levé dolní části dialogového okna.</text:p>
          <text:p text:style-name="P72"><text:s text:c="65"/>Nebo</text:p>
          <text:p text:style-name="P73">Kliknutím na ikonu Vložit speciální znaky na standardní nástrojové liště otevřeme seznam oblíbených a naposled použitých znaků a klikneme na ten, který chceme vložit. Rovněž můžeme otevřít dialogové okno Speciální znaky (obrázek <text:sequence-ref text:reference-format="value" text:ref-name="refFigure5">6</text:sequence-ref>) kliknutím na tlačítko <text:span text:style-name="Strong_20_Emphasis">Další znaky</text:span> v dolní části seznamu.</text:p>
        </text:list-header>
      </text:list>
      <text:p text:style-name="P51"><draw:frame draw:style-name="fr20" draw:name="Image10" text:anchor-type="as-char" svg:width="4.761cm" svg:height="5.496cm" draw:z-index="30"><draw:image xlink:href="Pictures/10000000000000DF000001332CC12C68AE67C3F1.png" xlink:type="simple" xlink:show="embed" xlink:actuate="onLoad" loext:mime-type="image/png"/></draw:frame></text:p>
      <text:list xml:id="list171326975502310" text:continue-list="list4206726265" text:style-name="Heading_20_Tip">
        <text:list-item>
          <text:p text:style-name="P67">Rady</text:p>
        </text:list-item>
      </text:list>
      <text:p text:style-name="P42">Detaily speciálního znaku se zobrazí po kliknutí na něj v pravé části dialogu spolu s číselnými kódy.</text:p>
      <text:p text:style-name="P43"><text:soft-page-break/>Chceme-li vložit znak a nechat dialogové okno otevřené, vložíme znak dvojklikem. Chceme-li vložit znak a dialog zavřít, klikneme jednou na znak a poté na tlačítko <text:span text:style-name="Strong_20_Emphasis">Vložit</text:span>.</text:p>
      <text:p text:style-name="P49">Různá písma mohou obsahovat různé speciální znaky. Pokud požadovaný speciální znak v písmu nenajdeme, můžeme zkusit v poli <text:span text:style-name="Emphasis">Písmo</text:span> vybrat jiné.</text:p>
      <text:p text:style-name="P31"><draw:frame draw:style-name="fr3" draw:name="Frame27" text:anchor-type="as-char" svg:width="15.644cm" draw:z-index="4"><draw:text-box fo:min-height="9.948cm"><text:p text:style-name="Caption"><draw:frame draw:style-name="fr10" draw:name="Image7" text:anchor-type="paragraph" svg:width="15.644cm" svg:height="10.903cm" draw:z-index="31"><draw:image xlink:href="Pictures/100002010000032C000002364A6CF68C75F2C65B.png" xlink:type="simple" xlink:show="embed" xlink:actuate="onLoad" loext:mime-type="image/png"/></draw:frame>Obrázek <text:sequence text:ref-name="refFigure5" text:name="Figure" text:formula="ooow:Figure+1" style:num-format="1">6</text:sequence>: Dialog Speciální znaky</text:p></draw:text-box></draw:frame></text:p>
      <text:h text:style-name="P58" text:outline-level="2"><text:bookmark-start text:name="__RefHeading___Toc57967_1158308475"/>Vkládání pevných mezer a dělení slov<text:bookmark-end text:name="__RefHeading___Toc57967_1158308475"/></text:h>
      <text:p text:style-name="P39"><text:bookmark-start text:name="__RefHeading__16927_537374987"/>Nezlomitelné mezery<text:bookmark-end text:name="__RefHeading__16927_537374987"/></text:p>
      <text:p text:style-name="P34">Pokud chceme zabránit dělení slov na konci řádku, stiskneme za prvním slovem klávesy <text:span text:style-name="Keystroke">Ctrl + Shift + mezerník</text:span>.</text:p>
      <text:p text:style-name="P39"><text:bookmark-start text:name="__RefHeading__16929_537374987"/>Nezlomitelný spojovník<text:bookmark-end text:name="__RefHeading__16929_537374987"/></text:p>
      <text:p text:style-name="P34">Nezlomitelný spojovník se používá v případě, že nechceme, aby se spojovník objevil na konci řádku například v rozděleném zápisu číselného údaje 123‑4567 tak, že by 123- bylo na konci řádku a 4567 na začátku dalšího řádku. Nezlomitelný spojovník vložíme klávesovou kombinací <text:span text:style-name="Keystroke">Shift + Ctrl + klávesa mínus</text:span>.</text:p>
      <text:p text:style-name="P8">Nezlomitelnou mezeru a spojovník můžeme vložit z nabídky <text:span text:style-name="Strong_20_Emphasis">Vložit &gt; Formátovací značka</text:span>.</text:p>
      <text:h text:style-name="P58" text:outline-level="2"><text:bookmark-start text:name="__RefHeading__16931_537374987"/>Vkládání krátkých a dlouhých pomlček<text:bookmark-end text:name="__RefHeading__16931_537374987"/></text:h>
      <text:p text:style-name="P8">Pro vkládání krátkých a dlouhých pomlček během psaní vybereme možnost <text:span text:style-name="Emphasis">Nahradit pomlčky</text:span> na kartě Možnosti v nabídce <text:span text:style-name="Strong_20_Emphasis">Nástroje &gt; Automatické opravy &gt; Možnosti automatických oprav</text:span>. Volba za určitých podmínek nahrazuje dvě z klávesnice vložené pomlčky odpovídající pomlčkou.</text:p>
      <text:p text:style-name="P50">–<text:tab/>je krátká pomlčka; její šířka je stejná jako šířka písmene „n“ v používaném písmu. Napíšeme alespoň jeden znak, mezeru, jednu nebo dvě pomlčky, další mezeru, za ní alespoň jeden znak a znovu mezeru. Jedna či dvě pomlčky budou nahrazeny krátkou pomlčkou.</text:p>
      <text:p text:style-name="P50">—<text:tab/>je dlouhá pomlčka; má šířku shodnou se šířkou písmene „m“ v používaném písmu. Napíšeme alespoň jeden znak, dvě pomlčky a alespoň jeden další znak. Dvě pomlčky budou <text:soft-page-break/>nahrazeny dlouhou pomlčkou. Platí výjimka: pokud jsou znaky číslice, jako v datu nebo čase, jsou dvě pomlčky nahrazeny krátkou pomlčkou.</text:p>
      <text:p text:style-name="P8">V tabulce <text:sequence-ref text:reference-format="value" text:ref-name="refTable0">1</text:sequence-ref> reprezentují A a B text skládající se z písmen A až Z nebo číslic 0 až 9.</text:p>
      <text:p text:style-name="P26">Tabulka <text:sequence text:ref-name="refTable0" text:name="Table" text:formula="ooow:Table+1" style:num-format="1">1</text:sequence>: Vložení pomlček</text:p>
      <table:table table:name="Table41" table:style-name="Table41">
        <table:table-column table:style-name="Table41.A"/>
        <table:table-column table:style-name="Table41.B"/>
        <table:table-header-rows>
          <table:table-row table:style-name="Table41.1">
            <table:table-cell table:style-name="Table41.A1" office:value-type="string">
              <text:p text:style-name="P23">Text, který vkládáte</text:p>
            </table:table-cell>
            <table:table-cell table:style-name="Table41.B1" office:value-type="string">
              <text:p text:style-name="P23">Výsledek</text:p>
            </table:table-cell>
          </table:table-row>
        </table:table-header-rows>
        <table:table-row table:style-name="Table41.2">
          <table:table-cell table:style-name="Table41.A2" office:value-type="string">
            <text:p text:style-name="P17">A - B (A, mezera, pomlčka, mezera, B)</text:p>
          </table:table-cell>
          <table:table-cell table:style-name="Table41.B2" office:value-type="string">
            <text:p text:style-name="P17">A – B (A, mezera, krátká pomlčka, mezera, B)</text:p>
          </table:table-cell>
        </table:table-row>
        <table:table-row table:style-name="Table41.1">
          <table:table-cell table:style-name="Table41.A2" office:value-type="string">
            <text:p text:style-name="P17">A -- B (A, mezera, pomlčka, pomlčka, mezera, B)</text:p>
          </table:table-cell>
          <table:table-cell table:style-name="Table41.B2" office:value-type="string">
            <text:p text:style-name="P17">A – B (A, mezera, krátká pomlčka, mezera, B)</text:p>
          </table:table-cell>
        </table:table-row>
        <table:table-row table:style-name="Table41.2">
          <table:table-cell table:style-name="Table41.A2" office:value-type="string">
            <text:p text:style-name="P17">A--B (A, pomlčka, pomlčka, B)</text:p>
          </table:table-cell>
          <table:table-cell table:style-name="Table41.B2" office:value-type="string">
            <text:p text:style-name="P17">A—B (A, dlouhá pomlčka, B)</text:p>
          </table:table-cell>
        </table:table-row>
        <table:table-row table:style-name="Table41.2">
          <table:table-cell table:style-name="Table41.A5" office:value-type="string">
            <text:p text:style-name="P16">1--2 (číslo, pomlčka, pomlčka, číslo)</text:p>
          </table:table-cell>
          <table:table-cell table:style-name="Table41.B5" office:value-type="string">
            <text:p text:style-name="P16">1–2 (číslo, krátká pomlčka, číslo)</text:p>
          </table:table-cell>
        </table:table-row>
        <table:table-row table:style-name="Table41.1">
          <table:table-cell table:style-name="Table41.A6" office:value-type="string">
            <text:p text:style-name="P17">A-B (A, pomlčka, B)</text:p>
          </table:table-cell>
          <table:table-cell table:style-name="Table41.B6" office:value-type="string">
            <text:p text:style-name="P17">A-B (nezměněno)</text:p>
          </table:table-cell>
        </table:table-row>
        <table:table-row table:style-name="Table41.2">
          <table:table-cell table:style-name="Table41.A5" office:value-type="string">
            <text:p text:style-name="P17">A -B (A, mezera, pomlčka, B)</text:p>
          </table:table-cell>
          <table:table-cell table:style-name="Table41.B5" office:value-type="string">
            <text:p text:style-name="P17">A -B (nezměněno)</text:p>
          </table:table-cell>
        </table:table-row>
        <table:table-row table:style-name="Table41.1">
          <table:table-cell table:style-name="Table41.A8" office:value-type="string">
            <text:p text:style-name="P17">A --B (A, mezera, pomlčka, pomlčka, B)</text:p>
          </table:table-cell>
          <table:table-cell table:style-name="Table41.B8" office:value-type="string">
            <text:p text:style-name="P17">A –B (A, mezera, krátká pomlčka, B)</text:p>
          </table:table-cell>
        </table:table-row>
      </table:table>
      <text:p text:style-name="P8">Jiný způsob, jak oba typy pomlček vložit, je z nabídky <text:span text:style-name="Strong_20_Emphasis">Vložit &gt; Speciální znak</text:span>. Vybereme buď <text:span text:style-name="Strong_20_Emphasis">U+2013</text:span> nebo <text:span text:style-name="Strong_20_Emphasis">U+2014</text:span> (ze seznamu položky Podmnožina vybereme <text:span text:style-name="Emphasis">Obecná inerpunkce</text:span>).</text:p>
      <text:p text:style-name="P8">Třetí způsob využívá klávesové zkratky. Ty se liší v závislosti na použitém operačním systému, jak je popsáno níže. </text:p>
      <text:list xml:id="list171326774853898" text:continue-numbering="true" text:style-name="Heading_20_Tip">
        <text:list-item>
          <text:p text:style-name="P68">Tip</text:p>
        </text:list-item>
      </text:list>
      <text:p text:style-name="P46">Pro vložení krátké i dlouhé pomlčky si můžeme připravit makra, kterým přiřadíme nepoužité klávesové zkratky, např. <text:span text:style-name="Keystroke">Ctrl + Shift + n</text:span> a <text:span text:style-name="Keystroke">Ctrl + Shift + m</text:span>. Další informace najdeme v kapitole 21, Přizpůsobení Writeru.</text:p>
      <text:p text:style-name="P39">macOS</text:p>
      <text:p text:style-name="P34">Krátkou pomlčku vložíme klávesovou kombinací <text:span text:style-name="Keystroke">Option + pomlčka</text:span> (<text:span text:style-name="Keystroke">Alt + pomlčka</text:span>). Dlouhou pomlčku vytvoří kombinace kláves <text:span text:style-name="Keystroke">Shift + Option + pomlčka</text:span>.</text:p>
      <text:p text:style-name="P39">Windows</text:p>
      <text:p text:style-name="P34">Ve většině neasijských instalací Windows podržíme jednu z kláves <text:span text:style-name="Keystroke">Alt</text:span> a na numerické klávesnici zadáme 0150 pro krátkou pomlčku nebo 0151 pro dlouhou pomlčku. Pomlčka se objeví po uvolnění klávesy <text:span text:style-name="Keystroke">Alt</text:span>.</text:p>
      <text:list xml:id="list171327157917904" text:continue-numbering="true" text:style-name="Heading_20_Tip">
        <text:list-item>
          <text:p text:style-name="P68">Tip</text:p>
        </text:list-item>
      </text:list>
      <text:p text:style-name="P46">Na klávesnici bez numerické části stiskneme pro zadání čísla klávesu  <text:span text:style-name="Keystroke">Fn</text:span> ( <text:span text:style-name="Keystroke">Funkce</text:span> ). (Klávesa <text:span text:style-name="Keystroke">Fn</text:span> je obvykle vpravo od levé klávesy <text:span text:style-name="Keystroke">Ctrl</text:span>.)</text:p>
      <text:p text:style-name="P46">Například na US klávesnici je kombinace kláves pro krátkou pomlčku <text:span text:style-name="Keystroke">Alt + Fn + mjim</text:span> a pro dlouhou pomlčku <text:span text:style-name="Keystroke">Alt + Fn + mjij</text:span>.</text:p>
      <text:p text:style-name="P39">Linux</text:p>
      <text:p text:style-name="P34">Zmáčkněte klávesu <text:span text:style-name="Keystroke">Compose</text:span> a vložte dvě pomlčky a tečku pro krátkou pomlčku a tři pomlčky pro dlouhou pomlčku. Pomlčka se objeví po uvolnění klávesy <text:span text:style-name="Keystroke">Compose</text:span>.</text:p>
      <text:list xml:id="list171327262517788" text:continue-numbering="true" text:style-name="Heading_20_Tip">
        <text:list-item>
          <text:p text:style-name="P68">Tip</text:p>
        </text:list-item>
      </text:list>
      <text:p text:style-name="P46">Umístění klávesy <text:span text:style-name="Keystroke">Compose</text:span> se v různých distribucích Linuxu mění. Obvykle to je jedna z kláves <text:span text:style-name="Keystroke">Alt</text:span> nebo <text:span text:style-name="Keystroke">Win</text:span>, může to být i jiná, uživatel si ji může nastavit.</text:p>
      <text:h text:style-name="P54" text:outline-level="1"><text:bookmark-start text:name="__RefHeading__88363_256193333"/><text:soft-page-break/>Kontrola pravopisu a gramatiky<text:bookmark-end text:name="__RefHeading__88363_256193333"/></text:h>
      <text:h text:style-name="P58" text:outline-level="2"><text:bookmark-start text:name="__RefHeading__88365_256193333"/>Kontrola pravopisu<text:bookmark-end text:name="__RefHeading__88365_256193333"/></text:h>
      <text:p text:style-name="P13">Writer disponuje kontrolou pravopisu, která zjišťuje, zda je každé slovo v dokumentu také v nainstalovaném slovníku. K dispozici je i kontrola gramatiky, kterou můžeme v dialogu Pomůcky pro psaní povolit nebo zakázat.</text:p>
      <text:p text:style-name="P8"><text:span text:style-name="Strong_20_Emphasis">Automatická kontrola pravopisu</text:span> kontroluje každé slovo při jeho psaní a neznámá slova podtrhne červenou vlnovkou. Kliknutí pravým tlačítkem myši na neznámé slovo otevírá kontextovou nabídku (obrázek <text:sequence-ref text:reference-format="value" text:ref-name="refFigure6">7</text:sequence-ref>). V ní můžeme vybrat Writerem navržené slovo jako náhradu za podtržené. Neobsahuje-li seznam požadované slovo, klikneme na <text:span text:style-name="Strong_20_Emphasis">Kontrola pravopisu a gramatiky</text:span>. Po opravě slova v otevřeném dialogovém okně vlnovka zmizí.</text:p>
      <text:p text:style-name="P31"><draw:frame draw:style-name="fr2" draw:name="Frame44" text:anchor-type="as-char" svg:width="6.285cm" draw:z-index="32"><draw:text-box fo:min-height="7.604cm"><text:p text:style-name="Caption"><draw:frame draw:style-name="fr19" draw:name="Image24" text:anchor-type="paragraph" svg:x="0cm" svg:y="0cm" svg:width="5.579cm" svg:height="6.96cm" draw:z-index="33"><draw:image xlink:href="Pictures/10000000000000D3000001076D041B3BABD66E9E.png" xlink:type="simple" xlink:show="embed" xlink:actuate="onLoad" loext:mime-type="image/png"/></draw:frame>Obrázek <text:sequence text:ref-name="refFigure6" text:name="Figure" text:formula="ooow:Figure+1" style:num-format="1">7</text:sequence>: Kontextová nabídka kontroly pravopisu</text:p></draw:text-box></draw:frame></text:p>
      <text:p text:style-name="P8">Automatickou kontrolu aktivujeme v nabídce <text:span text:style-name="Strong_20_Emphasis">Nástroje</text:span>, kde vybereme <text:span text:style-name="Strong_20_Emphasis">Automatická kontrola pravopisu</text:span>. Můžeme ji také povolit ze standardní nástrojové lišty kliknutím na ikonu <text:span text:style-name="Strong_20_Emphasis">Automatická kontrola pravopisu</text:span> (která nemusí být ve výchozím nastavení zobrazena). Kontrolu lze také aktivovat z nabídky  <text:span text:style-name="Strong_20_Emphasis">Nástroje &gt; Možnosti &gt; Jazyková nastavení &gt; Pomůcky pro psaní</text:span>, kde v části <text:span text:style-name="Emphasis">Možnosti</text:span> vybereme <text:span text:style-name="Strong_20_Emphasis">Kontrolovat pravopis během psaní</text:span>.</text:p>
      <text:p text:style-name="P8">Pokud je v dokumentu povoleno sledování změn, pak kontextová nabídka obsahuje další možnosti týkající se změn v textu.</text:p>
      <text:p text:style-name="P8">Možnosti ve druhé a třetí části nabídky jsou:</text:p>
      <text:p text:style-name="P39">Ignorovat</text:p>
      <text:p text:style-name="P34">Tento výskyt neznámého slova bude během nynějšího otevření dokumentu ignorován. Pokud existují stejná slova na jiných místech v dokumentu, budou stále podtržená. Toto nastavení se v dokumentu neukládá.</text:p>
      <text:p text:style-name="P39">Ignorovat vše</text:p>
      <text:p text:style-name="P34">Všechny výskyty slova v dokumentu jsou ignorovány, slovo je přidáno do uživatelem definovaného slovníku <text:span text:style-name="Strong_20_Emphasis">Vždy ignorovaná slova</text:span>.</text:p>
      <text:p text:style-name="P39">Přidat do slovníku</text:p>
      <text:p text:style-name="P34">Slovo je přidáno do slovníku <text:span text:style-name="Strong_20_Emphasis">Standard</text:span>.</text:p>
      <text:p text:style-name="P39">Kontrola pravopisu</text:p>
      <text:p text:style-name="P34">Otevře dialogové okno <text:span text:style-name="Strong_20_Emphasis">Kontrola pravopisu</text:span>. Níže naleznete vysvětlení.</text:p>
      <text:p text:style-name="P39">Vždy opravovat na</text:p>
      <text:p text:style-name="P34">Výběrem otevíráme podnabídku, v níž se opakují návrhy slov z horní části kontextové nabídky. Výběr slova pro náhradu uloží daný pár slov do tabulky Nahradit <text:soft-page-break/> v nabídce <text:span text:style-name="Strong_20_Emphasis">Nástroje &gt; Automatické opravy &gt; Nastavení automatických oprav &gt; Nahradit</text:span>. Podtržené slovo je nahrazeno slovem navrženým.</text:p>
      <text:p text:style-name="P39">Možnosti automatických oprav</text:p>
      <text:p text:style-name="P34">Otevírá dialogové okno Možnosti automatických oprav (viz strana <text:bookmark-ref text:reference-format="page" text:ref-name="__RefHeading__16963_537374987">19</text:bookmark-ref>), v němž můžeme přidat vlastní opravy nebo změnit opravy dodané s LibreOffice.</text:p>
      <text:p text:style-name="P8">Ve čtvrté části kontextové nabídky můžete konfigurovat jazyková nastavení textu. Tato nastavení lze použít na výběr nebo na odstavec obsahující výběr.</text:p>
      <text:h text:style-name="P58" text:outline-level="2"><text:bookmark-start text:name="__RefHeading__88367_256193333"/>Pravopis a gramatika<text:bookmark-end text:name="__RefHeading__88367_256193333"/></text:h>
      <text:p text:style-name="P8">Současnou kontrolu pravopisu a gramatiky v dokumentu (nebo ve výběru textu) zapneme v nabídce <text:span text:style-name="Strong_20_Emphasis">Nástroje &gt; Kontrola pravopisu a gramatiky</text:span> nebo kliknutím na ikonu <text:span text:style-name="Strong_20_Emphasis">Kontrola pravopisu</text:span> na standardní nástrojové liště; také stačí stisknout <text:span text:style-name="Keystroke">F7</text:span>. Aby byla tato kontrola funkční, musí být nainstalovány příslušné slovníky.</text:p>
      <text:p text:style-name="P8">Nástroj kontroly pravopisu a gramatiky kontroluje dokument od polohy kurzoru dále nebo výběr textu. Otevře dialogové okno kontroly pravopisu a gramatiky. Najde-li nerozpoznané slovo nebo porušení definovaného gramatického pravidla, můžeme se rozhodnout pro restart kontroly od začátku dokumentu, jakmile kontrola dosáhne jeho konce.</text:p>
      <text:p text:style-name="Figure"><draw:frame draw:style-name="fr5" draw:name="Frame1" text:anchor-type="as-char" svg:width="12cm" draw:z-index="34"><draw:text-box fo:min-height="10.125cm"><text:p text:style-name="Caption"><draw:frame draw:style-name="fr14" draw:name="Image20" text:anchor-type="paragraph" svg:width="12cm" svg:height="9.58cm" draw:z-index="35"><draw:image xlink:href="Pictures/10000000000001FE000001A0401983864AA6217E.png" xlink:type="simple" xlink:show="embed" xlink:actuate="onLoad" loext:mime-type="image/png"/></draw:frame>Obrázek <text:sequence text:ref-name="refFigure7" text:name="Figure" text:formula="ooow:Figure+1" style:num-format="1">8</text:sequence>: Upozornění na pravopisnou chybu</text:p></draw:text-box></draw:frame></text:p>
      <text:p text:style-name="P32">Prvky dialogového okna kontroly pravopisu a gramatiky:</text:p>
      <text:p text:style-name="P39">Jazyk textu</text:p>
      <text:p text:style-name="P34">Je jazyk, ve kterém se kontrolují pravopis a gramatika; vybíráme jej ze seznamu po kliknutí na šipku. Pokud je pro daný jazyk kontrola pravopisu povolena, zobrazí se před jeho názvem zaškrtnutí.</text:p>
      <text:p text:style-name="P39">Není ve slovníku</text:p>
      <text:p text:style-name="P34">V podokně se zobrazí věta obsahující chybu. Je-li nalezeno nerozpoznané slovo, je zvýrazněno.</text:p>
      <text:p text:style-name="P34">Pokud je chyba gramatická, je indikována zápisem pod slovy <text:span text:style-name="Strong_20_Emphasis">Jazyk textu</text:span> (obrázek <text:sequence-ref text:reference-format="value" text:ref-name="refFigure9">10</text:sequence-ref>). Větu nebo slovo můžeme v podokně opravit.</text:p>
      <text:p text:style-name="P39"><text:soft-page-break/>Návrhy</text:p>
      <text:p text:style-name="P34">Podokno obsahuje navrhované náhrady zvýrazněného slova. Vybereme náhradu a klikneme na <text:span text:style-name="Strong_20_Emphasis">Opravit</text:span> nebo <text:span text:style-name="Strong_20_Emphasis">Opravit vše</text:span>.</text:p>
      <text:p text:style-name="P34">Pro gramatické chyby neexistuje výběr z několika možností. Přijmeme-li návrh, potvrdíme jej kliknutím na <text:span text:style-name="Strong_20_Emphasis">Opravit</text:span>.</text:p>
      <text:p text:style-name="P39">Ignorovat jednou, Ignorovat vše a Přidat do slovníku</text:p>
      <text:p text:style-name="P34">Kliknutí na uvedená tlačítka má stejný účinek jako tytéž příkazy v kontextové nabídce popsané výše.</text:p>
      <text:p text:style-name="P39">Ignorovat pravidlo</text:p>
      <text:p text:style-name="P33">Při kontrole gramatiky můžeme nabízenou úpravu ignorovat.</text:p>
      <text:p text:style-name="P39">Opravit</text:p>
      <text:p text:style-name="P34">Neznámé slovo nahradí navrženým. Byla-li upravena věta, změní se celá.</text:p>
      <text:p text:style-name="P34">Při gramatické opravě se pro opravu textu použije navrhovaný tvar.</text:p>
      <text:p text:style-name="P39">Opravit vše</text:p>
      <text:p text:style-name="P34">Příkaz nahradí všechny výskyty neznámého slova vybranou náhradou. Není povolen při kontrole gramatiky.</text:p>
      <text:p text:style-name="P39">Vždy opravovat</text:p>
      <text:p text:style-name="P34">Chová se podobně jako  <text:span text:style-name="Strong_20_Emphasis">Automatické opravy</text:span> popsané výše.</text:p>
      <text:p text:style-name="P39">Zpět</text:p>
      <text:p text:style-name="P34">Tlačítko se aktivuje po úpravě věty, umožňuje úpravu vrátit zpět. Tlačítko není aktivní, pokud stiskem tlačítka <text:span text:style-name="Strong_20_Emphasis">Opravit</text:span> nahradíme slovo.</text:p>
      <text:p text:style-name="P39">Možnosti</text:p>
      <text:p text:style-name="P34">Kliknutím otevřeme stejnojmenný dialog, v němž můžeme vybrat uživatelem definované slovníky a nastavit pravidla kontroly pravopisu.</text:p>
      <text:h text:style-name="P61" text:outline-level="2"><text:bookmark-start text:name="__RefHeading__88369_256193333"/>Gramatika<text:bookmark-end text:name="__RefHeading__88369_256193333"/></text:h>
      <text:p text:style-name="P8">Ve výchozím nastavení je pole <text:span text:style-name="Strong_20_Emphasis">Kontrolovat gramatiku během psaní</text:span> zaškrtnuto v okně Možnosti zobrazeném z nabídky <text:span text:style-name="Strong_20_Emphasis">Nástroje &gt; Možnosti &gt; Jazyková nastavení &gt; Pomůcky pro psaní </text:span> v části Možnosti. Musí však být zároveň povolena kontrola pravopisu během psaní.</text:p>
      <text:p text:style-name="P8">Nalezené gramatické chyby jsou podtrženy modrou vlnovkou. Kliknutí pravým tlačítkem myši na řádek otevře kontextovou nabídku podobnou nabídce na obrázku <text:sequence-ref text:reference-format="value" text:ref-name="refFigure8">9</text:sequence-ref>.</text:p>
      <text:p text:style-name="P8">První položka nabídky popisuje podezření na porušení gramatického pravidla.</text:p>
      <text:p text:style-name="P8">Druhá položka nabídky v levém příkladu je <text:span text:style-name="Strong_20_Emphasis">Vysvětlení</text:span>, které otevře prohlížeč na webové stránce nabízející více informací o předpokládané chybě. Tato položka se nemusí být v kontextové nabídce zobrazovat vždy, jak je vidět na příkladu vpravo.</text:p>
      <table:table table:name="Table2" table:style-name="Table2">
        <table:table-column table:style-name="Table2.A"/>
        <table:table-column table:style-name="Table2.B"/>
        <table:table-row>
          <table:table-cell office:value-type="string">
            <text:p text:style-name="P22"><draw:frame draw:style-name="fr18" draw:name="Image25" text:anchor-type="as-char" svg:width="6.152cm" svg:height="5.242cm" draw:z-index="19"><draw:image xlink:href="Pictures/10000000000000D4000000E265A5C1EAA1E1F9D4.png" xlink:type="simple" xlink:show="embed" xlink:actuate="onLoad" loext:mime-type="image/png"/></draw:frame></text:p>
          </table:table-cell>
          <table:table-cell office:value-type="string">
            <text:p text:style-name="P22"><draw:frame draw:style-name="fr18" draw:name="Image26" text:anchor-type="as-char" svg:width="6.735cm" svg:height="4.8cm" draw:z-index="21"><draw:image xlink:href="Pictures/10000000000000E2000000D1B684B027CE03D341.png" xlink:type="simple" xlink:show="embed" xlink:actuate="onLoad" loext:mime-type="image/png"/></draw:frame></text:p>
          </table:table-cell>
        </table:table-row>
        <table:table-row table:style-name="Table2.2">
          <table:table-cell table:number-columns-spanned="2" office:value-type="string">
            <text:p text:style-name="P27">Obrázek <text:sequence text:ref-name="refFigure8" text:name="Figure" text:formula="ooow:Figure+1" style:num-format="1">9</text:sequence>: Typické kontextové nabídky při podezření na gramatickou chybu</text:p>
          </table:table-cell>
          <table:covered-table-cell/>
        </table:table-row>
      </table:table>
      <text:p text:style-name="P14"><text:soft-page-break/>Ve druhé části kontextové nabídky je navrhovaná oprava. Text změníme podle návrhu, když na návrh v nabídce klikneme. Příklad vpravo jakoby návrh nemá, ale kliknutím do místa návrhu odstraníme mezeru, která způsobuje chybu.</text:p>
      <text:p text:style-name="P8">Ve třetí části kontextové nabídky můžeme nalezenou chybu ignorovat nebo otevřít dialog kontroly pravopisu a gramatiky zobrazený na obrázku <text:sequence-ref text:reference-format="value" text:ref-name="refFigure9">10</text:sequence-ref>. V příkladu je zobrazena adresa URL, která nás přesměruje na další informace o uvedené chybě.</text:p>
      <text:p text:style-name="P8">V závěrečné části nabídky můžeme změnit jazyk výběru nebo odstavce.</text:p>
      <text:p text:style-name="P31"><draw:frame draw:style-name="fr2" draw:name="Frame46" text:anchor-type="as-char" svg:width="12.12cm" draw:z-index="11"><draw:text-box fo:min-height="9.013cm"><text:p text:style-name="Caption"><draw:frame draw:style-name="fr17" draw:name="Image9" text:anchor-type="paragraph" svg:width="12.12cm" svg:height="8.43cm" draw:z-index="16"><draw:image xlink:href="Pictures/10000000000001F30000016D7EADD85BDB86451F.png" xlink:type="simple" xlink:show="embed" xlink:actuate="onLoad" loext:mime-type="image/png"/></draw:frame>Obrázek <text:sequence text:ref-name="refFigure9" text:name="Figure" text:formula="ooow:Figure+1" style:num-format="1">10</text:sequence>: Dialog zobrazující URL adresu rozšířeného vysvětlení chyby</text:p></draw:text-box></draw:frame></text:p>
      <text:h text:style-name="P58" text:outline-level="2"><text:bookmark-start text:name="__RefHeading__30915_560884780"/>Kontrola anglických vět<text:bookmark-end text:name="__RefHeading__30915_560884780"/></text:h>
      <text:p text:style-name="P8">Přídavnou kontrolu gramatických pravidel lze vybrat buď v nabídce <text:span text:style-name="Strong_20_Emphasis">Nástroje &gt; Možnosti &gt; Nastavení jazyka &gt; Kontrola vět v angličtině</text:span> nebo v nabídce <text:span text:style-name="Strong_20_Emphasis">Nástroje &gt; Správce rozšíření &gt; Anglické pravopisné slovníky &gt; Možnosti</text:span>.</text:p>
      <text:p text:style-name="P8">Na kartě <text:span text:style-name="Strong_20_Emphasis">Nastavení jazyka &gt; Kontrola vět v angličtině</text:span> můžeme vybrat, které prvky budou kontrolovány, které nám budou oznámeny nebo automaticky opraveny. Zaškrtnutí příslušných polí volíme prvky ke kontrole.</text:p>
      <text:p text:style-name="P31"><draw:frame draw:style-name="fr4" draw:name="Frame38" text:anchor-type="as-char" svg:y="-5.89cm" svg:width="11.652cm" draw:z-index="17"><draw:text-box fo:min-height="7.391cm"><text:p text:style-name="Caption"><draw:frame draw:style-name="fr10" draw:name="Image8" text:anchor-type="paragraph" svg:width="11.652cm" svg:height="6.944cm" draw:z-index="18"><draw:image xlink:href="Pictures/10000000000001F40000012A3DCF0716D6040E60.png" xlink:type="simple" xlink:show="embed" xlink:actuate="onLoad" loext:mime-type="image/png"/></draw:frame>Obrázek <text:sequence text:ref-name="refFigure10" text:name="Figure" text:formula="ooow:Figure+1" style:num-format="1">11</text:sequence>: Možnosti gramatické kontroly</text:p></draw:text-box></draw:frame></text:p>
      <text:p text:style-name="P14"><text:soft-page-break/>Aby se vybrané možnosti kontroly gramatiky aktivovaly, je třeba buď restartovat LibreOffice nebo znovu načíst aktuální dokument.</text:p>
      <text:h text:style-name="P62" text:outline-level="3"><text:bookmark-start text:name="__RefHeading__30917_560884780"/>Kontrola gramatiky<text:bookmark-end text:name="__RefHeading__30917_560884780"/></text:h>
      <text:p text:style-name="P39">Možné chyby</text:p>
      <text:p text:style-name="P34">Kontrolují se chyby jako <text:span text:style-name="Emphasis">with it's</text:span>, <text:span text:style-name="Emphasis">he don't</text:span>, <text:span text:style-name="Emphasis">this things</text:span> atd.</text:p>
      <text:p text:style-name="P39">Velikost písmen</text:p>
      <text:p text:style-name="P34">Kontroluje velká písmena na začátku vět.</text:p>
      <text:p text:style-name="P39">Opakovaná slova</text:p>
      <text:p text:style-name="P34">Kontroluje zdvojení všech slov, nikoli jen duplikaci slov 'and', 'or', 'for' a 'the'.</text:p>
      <text:p text:style-name="P39">Závorky</text:p>
      <text:p text:style-name="P34">Kontroluje správné párování závorek a uvozovek.</text:p>
      <text:h text:style-name="P62" text:outline-level="3"><text:bookmark-start text:name="__RefHeading__30919_560884780"/>Interpunkce<text:bookmark-end text:name="__RefHeading__30919_560884780"/></text:h>
      <text:p text:style-name="P39">Mezery mezi slovy</text:p>
      <text:p text:style-name="P34">Kontrola je ve výchozím nastavení aktivována. Kontroluje, zda je mezi slovy jen jedna mezera a označuje výskyty dvojitých nebo trojitých mezer. Delší shluky mezer odhalíte až opakovaným spouštěním kontroly.</text:p>
      <text:p text:style-name="P39">Uvozovky</text:p>
      <text:p text:style-name="P34">Kontroluje typografickou správnost anglických uvozovek - obě nahoře, tvar 66 na začátku [“] a 99 na konci [”].</text:p>
      <text:p text:style-name="P39">Mezery mezi větami</text:p>
      <text:p text:style-name="P34">Kontroluje, zda je mezi větami jediná mezera, ukazuje, kde jsou jedna nebo dvě mezery navíc.</text:p>
      <text:p text:style-name="P39">Apostrof</text:p>
      <text:p text:style-name="P34">Nahrazuje apostrof správným (zakřiveným) typografickým znakem.</text:p>
      <text:p text:style-name="P39">Vícenásobné mezery</text:p>
      <text:p text:style-name="P34">Kontroluje výskyt více než tří mezer mezi slovy a větami.</text:p>
      <text:p text:style-name="P39">Em pomlčky; En pomlčky</text:p>
      <text:p text:style-name="P34">Po zaškrtnutí těchto polí se dlouhá pomlčka (em dash) bez mezer změní na krátkou (en dash) s mezerami, resp. krátká s mezerami na dlouhou bez mezer. Volba se uplatňuje v případě odlišných pravidel interpunkce.</text:p>
      <text:p text:style-name="P39">Znak násobení</text:p>
      <text:p text:style-name="P34">Kontrola je ve výchozím nastavení aktivována. Nahradí „x“ použité jako symbol násobení typograficky správným symbolem.</text:p>
      <text:p text:style-name="P39">Výpustky</text:p>
      <text:p text:style-name="P34">Nahradí tři za sebou následující tečky typograficky správným symbolem.</text:p>
      <text:p text:style-name="P39">Znak mínus</text:p>
      <text:p text:style-name="P34">Nahradí pomlčku z klávesnice typograficky správným znakem mínus.</text:p>
      <text:h text:style-name="P62" text:outline-level="3"><text:bookmark-start text:name="__RefHeading__30921_560884780"/>Ostatní<text:bookmark-end text:name="__RefHeading__30921_560884780"/></text:h>
      <text:p text:style-name="P39">Převést na metrické; Převést na nemetrické</text:p>
      <text:p text:style-name="P34">Převádí údaj o množství s určitou nemetrickou jednotkou na hodnotu s jednotkou metrickou a naopak.</text:p>
      <text:p text:style-name="P39">Oddělovače tisíců u velkých čísel</text:p>
      <text:p text:style-name="P34">V závislosti na národním nastavení dokumentu převede číslo s pěti nebo více platnými číslicemi buď na čísla, u nichž je jako oddělovač tisíců čárka, nebo na formát ISO, který jako oddělovač používá úzkou mezeru.</text:p>
      <text:h text:style-name="P54" text:outline-level="1"><text:bookmark-start text:name="__RefHeading__16959_537374987"/><text:soft-page-break/>Synonyma,  slovník synonym (tezaurus)<text:bookmark-end text:name="__RefHeading__16959_537374987"/></text:h>
      <text:p text:style-name="P44">Krátký seznam synonym máme k dispozici v kontextové nabídce (obrázek <text:sequence-ref text:reference-format="value" text:ref-name="refFigure11">12</text:sequence-ref>).</text:p>
      <text:list xml:id="list171326526007932" text:continue-list="list171327081724373" text:style-name="Numbering_20_1">
        <text:list-item text:start-value="1">
          <text:p text:style-name="P75">Kliknutím pravým tlačítkem myši na slovo zobrazíme kontextovou nabídku, z níž vybereme položku <text:span text:style-name="Strong_20_Emphasis">Synonyma</text:span>. Zobrazí se podnabídka alternativních slov a frází.</text:p>
        </text:list-item>
        <text:list-item>
          <text:p text:style-name="P75">Z podnabídky vybereme slovo nebo frázi, kterým chceme původní výraz nahradit.</text:p>
        </text:list-item>
      </text:list>
      <text:p text:style-name="P31"><draw:frame draw:style-name="fr2" draw:name="Frame20" text:anchor-type="as-char" svg:width="10.031cm" draw:z-index="5"><draw:text-box fo:min-height="8.906cm"><text:p text:style-name="Caption"><draw:frame draw:style-name="fr16" draw:name="Image12" text:anchor-type="paragraph" svg:width="10.031cm" svg:height="8.304cm" draw:z-index="36"><draw:image xlink:href="Pictures/10000201000001DB00000180A1FBFC626126B099.png" xlink:type="simple" xlink:show="embed" xlink:actuate="onLoad" loext:mime-type="image/png"/></draw:frame>Obrázek <text:sequence text:ref-name="refFigure11" text:name="Figure" text:formula="ooow:Figure+1" style:num-format="1">12</text:sequence>: Synonyma v kontextové nabídce</text:p></draw:text-box></draw:frame></text:p>
      <text:p text:style-name="P44">Tezaurus (slovník synonym) obsahuje rozsáhlejší seznam alternativních slov a frází. Jeho dialogové okno otevřeme:</text:p>
      <text:list xml:id="list171326477852524" text:continue-list="list171326526007932" text:style-name="Numbering_20_1">
        <text:list-item text:start-value="1">
          <text:p text:style-name="Numbering_20_1">Pravým tlačítkem myši klikneme na slovo a zmístní nabídky vybereme <text:span text:style-name="Strong_20_Emphasis">Synonyma</text:span>, v podnabídce klikneme na <text:span text:style-name="Strong_20_Emphasis">Slovník synonym</text:span>.</text:p>
        </text:list-item>
        <text:list-item>
          <text:p text:style-name="Numbering_20_1">V dialogovém okně Slovník synonym (viz obrázek <text:sequence-ref text:reference-format="value" text:ref-name="refFigure12">13</text:sequence-ref>) klikneme na slovo nebo frázi, tím slovo/frázi vybereme.</text:p>
        </text:list-item>
        <text:list-item>
          <text:p text:style-name="Numbering_20_1">Záměnu dokončíme kliknutím na <text:span text:style-name="Strong_20_Emphasis">Nahradit</text:span>.</text:p>
        </text:list-item>
      </text:list>
      <text:p text:style-name="P8">Například pro slovo <text:span text:style-name="Emphasis">most</text:span> nabízí slovník synonym několik významů: <text:span text:style-name="Emphasis">kobylka</text:span>, <text:span text:style-name="Emphasis">lávka</text:span>, <text:span text:style-name="Emphasis">můstek</text:span> a další. Zvolte ze seznamu náhradní slovo se správným významem.<text:span text:style-name="Emphasis"/><text:span text:style-name="Emphasis"/><text:span text:style-name="Emphasis"/><text:span text:style-name="Emphasis"/></text:p>
      <text:list xml:id="list171328536403347" text:continue-list="list2448636729" text:style-name="Heading_20_Note">
        <text:list-item>
          <text:p text:style-name="P65">Poznámka</text:p>
        </text:list-item>
      </text:list>
      <text:p text:style-name="P48">Pokud aktuální jazyk nemá nainstalovaný slovník synonym, je tato funkce nepřístupná.</text:p>
      <text:p text:style-name="P31"><text:soft-page-break/><draw:frame draw:style-name="fr2" draw:name="Frame26" text:anchor-type="as-char" svg:width="11.534cm" draw:z-index="37"><draw:text-box fo:min-height="11.772cm"><text:p text:style-name="Caption"><draw:frame draw:style-name="fr10" draw:name="Image13" text:anchor-type="paragraph" svg:width="11.534cm" svg:height="11.326cm" draw:z-index="38"><draw:image xlink:href="Pictures/10000201000001EF000001E655847062D9BB198B.png" xlink:type="simple" xlink:show="embed" xlink:actuate="onLoad" loext:mime-type="image/png"/></draw:frame>Obrázek <text:sequence text:ref-name="refFigure12" text:name="Figure" text:formula="ooow:Figure+1" style:num-format="1">13</text:sequence>: Slovník synonym nabízí alternativy</text:p></draw:text-box></draw:frame></text:p>
      <text:h text:style-name="P54" text:outline-level="1"><text:bookmark-start text:name="__RefHeading__16961_537374987"/>Dělení slov<text:bookmark-end text:name="__RefHeading__16961_537374987"/></text:h>
      <text:p text:style-name="P44">Pro dělení slov máme několik možností: Necháme Writer dělit automaticky (pomocí jeho slovníků dělení), v případě potřeby můžeme vložit podmíněné (měkké) dělení tam, kde to bude potřeba, a také nemusíme slova dělit vůbec. Každá volba má své klady a zápory.</text:p>
      <text:h text:style-name="P58" text:outline-level="2"><text:bookmark-start text:name="__RefHeading__66825_697337876"/>Automatické dělení slov<text:bookmark-end text:name="__RefHeading__66825_697337876"/></text:h>
      <text:p text:style-name="P44">Tato možnost přebíjí volby v nastavení <text:span text:style-name="Strong_20_Emphasis">Nástroje &gt; Možnosti</text:span>, popsané na následující stránce.</text:p>
      <text:p text:style-name="P44">Automatické dělení slov zapneme nebo vypneme:</text:p>
      <text:list xml:id="list1343977068" text:style-name="Numbering_20_1">
        <text:list-item text:start-value="1">
          <text:p text:style-name="P76">V postranní liště klikneme na ikonu <text:span text:style-name="Strong_20_Emphasis">Styly a formátování</text:span>, otevře se stejnojmenná karta. Klikneme na ikonu <text:span text:style-name="Emphasis">Styly odstavce</text:span>, v seznamu stylů klikneme pravým tlačítkemmyši na  <text:span text:style-name="Strong_20_Emphasis">Výchozí styl</text:span> a vybereme <text:span text:style-name="Strong_20_Emphasis">Upravit</text:span>.</text:p>
        </text:list-item>
      </text:list>
      <text:p text:style-name="P31"><draw:frame draw:style-name="fr3" draw:name="Frame25" text:anchor-type="as-char" svg:width="7.368cm" draw:z-index="39"><draw:text-box fo:min-height="6.209cm"><text:p text:style-name="Caption"><draw:frame draw:style-name="fr15" draw:name="graphics7" text:anchor-type="paragraph" svg:width="7.241cm" svg:height="5.5cm" draw:z-index="40"><draw:image xlink:href="Pictures/100000000000016B0000011873EA5220E6051883.png" xlink:type="simple" xlink:show="embed" xlink:actuate="onLoad" loext:mime-type="image/png"/></draw:frame>Obrázek <text:sequence text:ref-name="refFigure13" text:name="Figure" text:formula="ooow:Figure+1" style:num-format="1">14</text:sequence>: Úprava stylu odstavce</text:p></draw:text-box></draw:frame></text:p>
      <text:list xml:id="list171327112985588" text:continue-numbering="true" text:style-name="Numbering_20_1">
        <text:list-item>
          <text:p text:style-name="P75"><text:soft-page-break/>V dialogovém okně Styl odstavce přejdeme na kartu <text:span text:style-name="Emphasis">Tok textu</text:span>.</text:p>
        </text:list-item>
      </text:list>
      <text:p text:style-name="P31"><draw:frame draw:style-name="fr2" draw:name="Frame24" text:anchor-type="as-char" svg:width="15cm" draw:z-index="7"><draw:text-box fo:min-height="6.16cm"><text:p text:style-name="P28"><draw:frame draw:style-name="fr14" draw:name="Image19" text:anchor-type="paragraph" svg:width="15cm" svg:height="5.62cm" draw:z-index="8"><draw:image xlink:href="Pictures/10000000000002C5000000F4F18004C73E7BD83F.png" xlink:type="simple" xlink:show="embed" xlink:actuate="onLoad" loext:mime-type="image/png"/></draw:frame>Obrázek <text:sequence text:ref-name="refFigure14" text:name="Figure" text:formula="ooow:Figure+1" style:num-format="1">15</text:sequence>: Zapnutí automatického dělení slov</text:p></draw:text-box></draw:frame></text:p>
      <text:list xml:id="list171326906047339" text:continue-numbering="true" text:style-name="Numbering_20_1">
        <text:list-item>
          <text:p text:style-name="P75">V části <text:span text:style-name="Emphasis">Dělení slov</text:span> vybereme nebo zrušíme výběr volby <text:span text:style-name="Strong_20_Emphasis">Automaticky</text:span>.</text:p>
        </text:list-item>
      </text:list>
      <text:list xml:id="list171327116380034" text:continue-list="list171326477852524" text:style-name="Numbering_20_1">
        <text:list-item>
          <text:p text:style-name="P75">Uložíme kliknutím na <text:span text:style-name="Strong_20_Emphasis">OK</text:span>.</text:p>
        </text:list-item>
      </text:list>
      <text:list xml:id="list171326801911613" text:continue-list="list171328536403347" text:style-name="Heading_20_Note">
        <text:list-item>
          <text:p text:style-name="P65">Poznámka</text:p>
        </text:list-item>
      </text:list>
      <text:p text:style-name="P46">Zapnutí dělení slov pro <text:span text:style-name="Emphasis">Výchozí styl</text:span><text:span text:style-name="Emphasis"/> odstavce ovlivní dělení slov ve všech ostatních stylech odstavců, které jsou na něm založeny. Jednotlivě můžeme ostatní styly upravit tak, aby v nich dělení slov nebylo zapnuté (například nechceme, aby se rozdělovala slova v nadpisech). Jakýkoliv styl, který nevychází ze stylu <text:span text:style-name="Emphasis">Výchozí styl</text:span>, není jeho nastavením ovlivněn. Více o odstavcových stylech najdeme v kapitolách 8 a 9.</text:p>
      <text:p text:style-name="P8">Nastavení dělení slov můžeme provést v nabídce <text:span text:style-name="Strong_20_Emphasis">Nástroje &gt; Možnosti &gt; Jazyková nastavení &gt; Pomůcky pro psaní </text:span>. Toto nastavení se použije, pokud ve stylu odstavce neexistuje žádné konkrétní nastavení. V části <text:span text:style-name="Emphasis">Možnosti</text:span> v dolní části dialogového okna najdeme nastavení dělení slov.</text:p>
      <text:p text:style-name="P31"><draw:frame draw:style-name="fr2" draw:name="Frame23" text:anchor-type="as-char" svg:width="13.996cm" draw:z-index="41"><draw:text-box fo:min-height="2.805cm"><text:p text:style-name="Caption"><draw:frame draw:style-name="fr13" draw:name="Image21" text:anchor-type="as-char" svg:width="13.996cm" style:rel-width="100%" svg:height="2.417cm" style:rel-height="scale" draw:z-index="42"><draw:image xlink:href="Pictures/10000000000002110000006A891E7668B721D14A.png" xlink:type="simple" xlink:show="embed" xlink:actuate="onLoad" loext:mime-type="image/png"/></draw:frame></text:p><text:p text:style-name="P28">Obrázek <text:sequence text:ref-name="refFigure15" text:name="Figure" text:formula="ooow:Figure+1" style:num-format="1">16</text:sequence>: Nastavení parametrů dělení slov</text:p></draw:text-box></draw:frame><text:s/></text:p>
      <text:p text:style-name="P8">Chceme-li změnit minimální počet znaků pro dělení slov nebo minimální počet znaků před nebo po zalomení řádku, vybereme položku a klikneme na <text:span text:style-name="Strong_20_Emphasis">Upravit</text:span>.</text:p>
      <text:p text:style-name="P39">Dělit slova bez dotazu</text:p>
      <text:p text:style-name="P34">Vybrané znamená, že nikdy nebudeme vyzváni k ručnímu dělení těch slov, které slovník dělení nezná. Není-li položka vybrána, otevře se u neznámého slova dialogové okno, v němž znaky dělení vložíme ručně.</text:p>
      <text:p text:style-name="P39">Dělit slova ve speciálních oblastech</text:p>
      <text:p text:style-name="P34">Výběr určuje, zda dělení slov bude prováděno také v poznámkách pod čarou, v záhlaví a zápatí.</text:p>
      <text:p text:style-name="P8">Volby dělení slov nastavené v dialogu <text:span text:style-name="Strong_20_Emphasis">Pomůcky pro psaní</text:span> jsou aktivní pouze v případě, že je dělení slov zapnuto prostřednictvím stylu odstavce.</text:p>
      <text:h text:style-name="P58" text:outline-level="2"><text:bookmark-start text:name="__RefHeading__21828_537374987"/><text:soft-page-break/>Ruční dělení slov<text:bookmark-end text:name="__RefHeading__21828_537374987"/></text:h>
      <text:p text:style-name="P8">Při ručním dělení slov <text:span text:style-name="Emphasis">nepoužíváme</text:span> obyčejnou pomlčku, protože se zobrazuje i ve slově, které už není na konci řádku vlivem vložení nebo smazání části textu nebo změně okrajů a velikosti písma. Místo toho používáme <text:span text:style-name="Emphasis">podmíněnou pomlčku</text:span>, která se zobrazuje pouze v případě potřeby.</text:p>
      <text:p text:style-name="P8">Do slova umístíme podmíněnou pomlčku tak, že v jejím místě stiskneme <text:span text:style-name="Keystroke">Ctrl + pomlčka</text:span>,  nebo ji vložíme z nabídky <text:span text:style-name="Strong_20_Emphasis">Vložit &gt; Formátovací značka &gt; Vložit volitelné rozdělení</text:span>. Slovo se rozdělí na daném místě, pokud se ocitne na konci řádku, a to i tehdy, je-li automatické dělení slov pro daný odstavec vypnuto.</text:p>
      <text:h text:style-name="P54" text:outline-level="1"><text:bookmark-start text:name="__RefHeading__16963_537374987"/>Automatické opravy<text:bookmark-end text:name="__RefHeading__16963_537374987"/></text:h>
      <text:p text:style-name="P8">Funkce Automatické opravy obsahuje dlouhý seznam častých pravopisných chyb a překlepů, které opravuje automaticky. Například „čeksý“ se automaticky změní na „český“. Obsahuje také kódy pro vkládání speciálních znaků, emotikonů a dalších symbolů.</text:p>
      <text:p text:style-name="P8">Automatické opravy jsou po instalaci LibreOffice zapnuté. <text:s/>Někdy si můžeme přát některé vlastnosti vypnout, jiné pozměnit nebo vypnout úplně vše.</text:p>
      <text:p text:style-name="P8">Do seznamu oprav můžeme přidat své vlastní, můžeme přidat speciální znaky nebo změnit opravy nainstalované s LibreOffice. Z nabídky <text:span text:style-name="Strong_20_Emphasis">Nástroje &gt; Automatické opravy &gt; Nastavení automatických oprav</text:span> otevřeme dialogové okno Automatické opravy. Na kartě <text:span text:style-name="Emphasis">Nahradit</text:span> definujeme, které řetězce textu budou opraveny a jak.</text:p>
      <text:p text:style-name="P8">Chceme-li zabránit nahrazování určitých slov, přejdeme na kartu <text:span text:style-name="Emphasis">Nahradit</text:span>, vybereme požadovanou dvojici slov a klikneme na <text:span text:style-name="Strong_20_Emphasis">Smazat</text:span>. Nové pravidlo zadáme  na kartě <text:span text:style-name="Emphasis">Nahradit</text:span>kde chybně psané slovo napíšeme do pole <text:span text:style-name="Emphasis">Nahradit</text:span>, do pole <text:span text:style-name="Emphasis">Za</text:span> zadáme správně napsané slovo a klikneme na tlačítko <text:span text:style-name="Strong_20_Emphasis">Nový</text:span>.</text:p>
      <text:p text:style-name="P8">Automatické opravy vypneme zrušením zaškrtnutí pole <text:span text:style-name="Strong_20_Emphasis">Nástroje &gt; Automatické opravy &gt; Při psaní</text:span>.</text:p>
      <text:p text:style-name="P31"><draw:frame draw:style-name="fr1" draw:name="Frame2" text:anchor-type="as-char" svg:width="14.044cm" draw:z-index="9"><draw:text-box fo:min-height="11.568cm"><text:p text:style-name="P29"><draw:frame draw:style-name="fr12" draw:name="Image18" text:anchor-type="paragraph" svg:width="14cm" svg:height="11.06cm" draw:z-index="12"><draw:image xlink:href="Pictures/10000201000002840000021FE5B36CF65D508346.png" xlink:type="simple" xlink:show="embed" xlink:actuate="onLoad" loext:mime-type="image/png"/></draw:frame>Obrázek <text:sequence text:ref-name="refFigure16" text:name="Figure" text:formula="ooow:Figure+1" style:num-format="1">17</text:sequence>: Karta Nahradit dialogového okna Automatické opravy</text:p></draw:text-box></draw:frame></text:p>
      <text:p text:style-name="P8">Podívejte se na kapitolu 4, Základy formátování textu, na diskusi věnovanou záložkám Možnosti a Lokalizované možnosti dialogového okna Automatické opravy.</text:p>
      <text:h text:style-name="P54" text:outline-level="1"><text:bookmark-start text:name="__RefHeading__16965_537374987"/><text:soft-page-break/>Dokončování slov<text:bookmark-end text:name="__RefHeading__16965_537374987"/></text:h>
      <text:p text:style-name="P25">Je-li dokončování slov aktivní, zkouší Writer odhadnout, jaké slovo píšeme, a nabízí nám jeho dokončení. Návrh přijmeme stiskem klávesy <text:span text:style-name="Keystroke">Enter</text:span>. V opačném případě pokračujeme v psaní.</text:p>
      <text:p text:style-name="P8">Dokončování slov vypneme v nabídce <text:span text:style-name="Strong_20_Emphasis">Nástroje &gt; Automatické opravy &gt; Nastavení automatických oprav &gt; Dokončování slov</text:span> odškrtnutím pole <text:span text:style-name="Strong_20_Emphasis">Povolit dokončování slov</text:span>.</text:p>
      <text:p text:style-name="P31"><draw:frame draw:style-name="fr2" draw:name="Frame43" text:anchor-type="as-char" svg:width="14.011cm" draw:z-index="13"><draw:text-box fo:min-height="11.299cm"><text:p text:style-name="P28"><draw:frame draw:style-name="fr11" draw:name="Image17" text:anchor-type="paragraph" svg:width="14.011cm" svg:height="10.744cm" draw:z-index="15"><draw:image xlink:href="Pictures/10000201000002840000022178B3268D8105B321.png" xlink:type="simple" xlink:show="embed" xlink:actuate="onLoad" loext:mime-type="image/png"/></draw:frame>Obrázek <text:sequence text:ref-name="refFigure17" text:name="Figure" text:formula="ooow:Figure+1" style:num-format="1">18</text:sequence>: Přizpůsobení dokončování slov</text:p></draw:text-box></draw:frame></text:p>
      <text:p text:style-name="P44">Dokončování slov lze přizpůsobit v dialogovém okně Automatické opravy na kartě <text:span text:style-name="Emphasis">Dokončování slov</text:span> (obrázek <text:sequence-ref text:reference-format="value" text:ref-name="refFigure17">18</text:sequence-ref>). K dispozici máme:</text:p>
      <text:list xml:id="list171326522036039" text:continue-list="list171327830989916" text:style-name="List_20_1">
        <text:list-item>
          <text:p text:style-name="P69">Automatické přidání mezery za přijaté slovo.</text:p>
        </text:list-item>
        <text:list-item>
          <text:p text:style-name="P69">Zobrazení navrženého slova formou tipu (bublinová nápověda nad slovem) místo dokončování textu při psaní.</text:p>
        </text:list-item>
        <text:list-item>
          <text:p text:style-name="P71">Shromažďování slov při práci na dokumentu, která později můžeme uložit a použít v jiných dokumentech nebo která můžeme nechat při zavírání dokumentu ze seznamu odstranit.</text:p>
        </text:list-item>
        <text:list-item>
          <text:p text:style-name="P71">Změna klávesy, kterou schvalujeme navrhované slovo; na výběr jsou <text:span text:style-name="Keystroke">šipka doprava</text:span>, klávesy <text:span text:style-name="Keystroke">End</text:span>,<text:span text:style-name="Keystroke"> Enter</text:span>, <text:span text:style-name="Keystroke">mezerník</text:span> a <text:span text:style-name="Keystroke">Tab</text:span>.</text:p>
        </text:list-item>
        <text:list-item>
          <text:p text:style-name="P69">Změna největšího počtu slov zapamatovaných pro dokončování a délka nejkratšího slova, které se má pamatovat.</text:p>
        </text:list-item>
        <text:list-item>
          <text:p text:style-name="P69">Smazání určitých slov ze seznamu pro dokončování slov.</text:p>
        </text:list-item>
      </text:list>
      <text:list xml:id="list171327726617870" text:continue-list="list171326801911613" text:style-name="Heading_20_Note">
        <text:list-item>
          <text:p text:style-name="P65">Poznámka</text:p>
        </text:list-item>
      </text:list>
      <text:p text:style-name="P46">Automatické dokončování slov se aktivuje poté, co slovo v dokumentu napíšeme podruhé.</text:p>
      <text:h text:style-name="P54" text:outline-level="1"><text:bookmark-start text:name="__RefHeading__16967_537374987"/><text:soft-page-break/><text:reference-mark-start text:name="using autotext"/>Automatický text<text:bookmark-end text:name="__RefHeading__16967_537374987"/><text:reference-mark-end text:name="using autotext"/></text:h>
      <text:p text:style-name="P8">Automatický text se používá k uložení textu, tabulek, polí, grafiky a dalších položek pro opakovaný zápis tak, že jim pro snadné vyvolání přiřadíme klávesovou zkratku. Například místo opakovaného psaní „LibreOffice Writer“ definujeme položku automatického textu tak, aby se tato slova vložila do textu po napsání „low“ a stisku klávesy <text:span text:style-name="Keystroke">F3</text:span>.</text:p>
      <text:p text:style-name="P8">Automatický text je užitečný zejména tehdy, je-li propojen s poli. Další informace jsou k dispozici v kapitole 17, Pole.</text:p>
      <text:h text:style-name="P58" text:outline-level="2"><text:bookmark-start text:name="__RefHeading__7026_2123605550"/>Tvorba automatického textu<text:bookmark-end text:name="__RefHeading__7026_2123605550"/></text:h>
      <text:p text:style-name="P44">Chceme-li nějaký text uložit jako automatický text:</text:p>
      <text:list xml:id="list171327297744345" text:continue-list="list171327116380034" text:style-name="Numbering_20_1">
        <text:list-item text:start-value="1">
          <text:p text:style-name="P75">Napíšeme text do dokumentu.</text:p>
        </text:list-item>
        <text:list-item>
          <text:p text:style-name="P75">Vybereme text s nevhodným stylem.</text:p>
        </text:list-item>
        <text:list-item>
          <text:p text:style-name="P75">Z nabídky <text:span text:style-name="Strong_20_Emphasis">Nástroje &gt; Automatický text</text:span> (nebo stisknutím kombinace <text:span text:style-name="Keystroke">Ctrl + F3</text:span>) otevřeme okno Autmatický text.</text:p>
        </text:list-item>
        <text:list-item>
          <text:p text:style-name="P75">V okně Automatický text (obrázek <text:sequence-ref text:reference-format="value" text:ref-name="refFigure18">19</text:sequence-ref>) vložíme název autotextu do pole <text:span text:style-name="Emphasis">Název</text:span>. Writer navrhne jednopísmennou zkratku, kterou můžeme změnit.</text:p>
        </text:list-item>
        <text:list-item>
          <text:p text:style-name="P75">Pro položku automatického textu zvolíme kategorii, například <text:span text:style-name="Emphasis">Můj automatický text</text:span>.</text:p>
        </text:list-item>
        <text:list-item>
          <text:p text:style-name="P75">Klikneme na tlačítko <text:span text:style-name="Strong_20_Emphasis">Automatický text</text:span> ve spodní části okna a z nabídky vybereme buď  <text:span text:style-name="Strong_20_Emphasis">Nový</text:span> (text si podrží formátování originálu bez ohledu na místo vložení) nebo <text:span text:style-name="Strong_20_Emphasis">Nový (pouze text)</text:span> (text bude přebírat formátování z okolí místa, kam je vkládán).</text:p>
        </text:list-item>
        <text:list-item>
          <text:p text:style-name="P75">Kliknutím na tlačítko <text:span text:style-name="Strong_20_Emphasis">Zavřít</text:span> se vrátíme do dokumentu.</text:p>
        </text:list-item>
      </text:list>
      <text:list xml:id="list171326627763486" text:continue-list="list171327262517788" text:style-name="Heading_20_Tip">
        <text:list-item>
          <text:p text:style-name="P67">Tip</text:p>
        </text:list-item>
      </text:list>
      <text:p text:style-name="P46">Je-li v okně po rozbalení tlačítka  <text:span text:style-name="Strong_20_Emphasis">Automatický text</text:span> jediná položka <text:span text:style-name="Strong_20_Emphasis">Importovat</text:span>, nemáme vložen název textu, nebo jej v dokumentu nemáme vybraný.</text:p>
      <text:p text:style-name="P31"><draw:frame draw:style-name="fr2" draw:name="Frame30" text:anchor-type="as-char" svg:width="15.716cm" draw:z-index="28"><draw:text-box fo:min-height="8.641cm"><text:p text:style-name="Caption"><draw:frame draw:style-name="fr10" draw:name="Image16" text:anchor-type="paragraph" svg:width="15.716cm" svg:height="9.486cm" draw:z-index="43"><draw:image xlink:href="Pictures/10000201000002FA000001CC8545D4309CC5B0C3.png" xlink:type="simple" xlink:show="embed" xlink:actuate="onLoad" loext:mime-type="image/png"/></draw:frame>Obrázek <text:sequence text:ref-name="refFigure18" text:name="Figure" text:formula="ooow:Figure+1" style:num-format="1">19</text:sequence>: Definování nové položky automatického textu</text:p></draw:text-box></draw:frame></text:p>
      <text:p text:style-name="P44"><text:soft-page-break/>Postup uložení tabulky jako automatický text:</text:p>
      <text:list xml:id="list171326559609135" text:continue-list="list171327297744345" text:style-name="Numbering_20_1">
        <text:list-item text:start-value="1">
          <text:p text:style-name="P75">Vytvoříme a naformátujeme si tabulku.</text:p>
        </text:list-item>
        <text:list-item>
          <text:p text:style-name="P75">Celou tabulku vybereme.</text:p>
        </text:list-item>
        <text:list-item>
          <text:p text:style-name="P75">Z nabídky <text:span text:style-name="Strong_20_Emphasis">Nástroje &gt; Automatický text</text:span> (nebo stisknutím kombinace <text:span text:style-name="Keystroke">Ctrl + F3</text:span>) otevřeme okno Autmatický text.</text:p>
        </text:list-item>
        <text:list-item>
          <text:p text:style-name="P75">Vložíme název automatického textu, můžeme upravit nabízenou zkratku a vybereme kategorii  automatického textu.</text:p>
        </text:list-item>
        <text:list-item>
          <text:p text:style-name="P75">Klikneme na tlačítko <text:span text:style-name="Strong_20_Emphasis">Automatický text</text:span>, vybereme <text:span text:style-name="Strong_20_Emphasis">Nový</text:span> (protože chceme zachovat formátování).</text:p>
        </text:list-item>
        <text:list-item>
          <text:p text:style-name="P75">Kliknutím na tlačítko <text:span text:style-name="Strong_20_Emphasis">Zavřít</text:span> se vrátíme do dokumentu.</text:p>
        </text:list-item>
      </text:list>
      <text:h text:style-name="P58" text:outline-level="2"><text:bookmark-start text:name="__RefHeading__7028_2123605550"/>Vložení automatického textu<text:bookmark-end text:name="__RefHeading__7028_2123605550"/></text:h>
      <text:p text:style-name="P8">Chceme-li automatický text vložit, napíšeme jeho zkratku a stiskneme <text:span text:style-name="Keystroke">F3</text:span>.</text:p>
      <text:h text:style-name="P58" text:outline-level="2"><text:bookmark-start text:name="__RefHeading__7030_2123605550"/>Tisk seznamu položek automatického textu<text:bookmark-end text:name="__RefHeading__7030_2123605550"/></text:h>
      <text:p text:style-name="P44">Seznam položek automatického textu je možno vytisknout tímto postupem:</text:p>
      <text:list xml:id="list171328330195815" text:continue-list="list171326559609135" text:style-name="Numbering_20_1">
        <text:list-item text:start-value="1">
          <text:p text:style-name="P75">Jdeme do nabídky <text:span text:style-name="Strong_20_Emphasis">Nástroje &gt; Makra &gt; Správce maker &gt; Basic</text:span>.</text:p>
        </text:list-item>
        <text:list-item>
          <text:p text:style-name="P75">V části <text:span text:style-name="Emphasis">Makro z</text:span> najdeme položku Makra LibreOffice a rozšíříme ji.<text:span text:style-name="Strong_20_Emphasis">Gimmicks</text:span>.</text:p>
        </text:list-item>
        <text:list-item>
          <text:p text:style-name="P75">Vybereme položku <text:span text:style-name="Strong_20_Emphasis">AutoText</text:span> a klikneme na tlačítko <text:span text:style-name="Strong_20_Emphasis">Spustit</text:span>. Do samostatného textového dokumentu je vygenerován seznam aktuálních položek automatického textu. Tento dokument si můžeme vytisknout.</text:p>
        </text:list-item>
      </text:list>
      <text:p text:style-name="P31"><draw:frame draw:style-name="fr1" draw:name="Frame3" text:anchor-type="as-char" svg:width="13.52cm" draw:z-index="10"><draw:text-box fo:min-height="7.939cm"><text:p text:style-name="Caption"><draw:frame draw:style-name="fr9" draw:name="Image15" text:anchor-type="paragraph" svg:width="13.52cm" style:rel-width="100%" svg:height="7.939cm" style:rel-height="scale" draw:z-index="14"><draw:image xlink:href="Pictures/10000000000001FF0000012C41ECFEC5720ADC4B.png" xlink:type="simple" xlink:show="embed" xlink:actuate="onLoad" loext:mime-type="image/png"/></draw:frame>Obrázek <text:sequence text:ref-name="refFigure19" text:name="Figure" text:formula="ooow:Figure+1" style:num-format="1">20</text:sequence>: Okno Makra v LibreOffice Basic</text:p></draw:text-box></draw:frame></text:p>
      <text:h text:style-name="P54" text:outline-level="1"><text:bookmark-start text:name="__RefHeading___Toc22419_1754459531"/>Změna velikosti písma ve vybraném textu<text:bookmark-end text:name="__RefHeading___Toc22419_1754459531"/></text:h>
      <text:p text:style-name="P44">Rychlou změnu velikosti písma vybraného textu provedeme z nabídky <text:span text:style-name="Strong_20_Emphasis">Formát &gt; Text</text:span>; nabízí se tyto změny:</text:p>
      <text:list xml:id="list3048852591" text:style-name="List_20_1">
        <text:list-item>
          <text:p text:style-name="P71">VELKÁ PÍSMENA – převede všechna písmena na velká.</text:p>
        </text:list-item>
      </text:list>
      <text:list xml:id="list171328305044674" text:continue-list="list171326522036039" text:style-name="List_20_1">
        <text:list-item>
          <text:p text:style-name="P69">malá písmena – všechna písmena (vyjma vlastních jmen) převede na malá.</text:p>
        </text:list-item>
        <text:list-item>
          <text:p text:style-name="P74">Měnit velikost – ve vybraných slovech střídá velikost písmen: velká, malá, velká, …, slova začínají velkým písmenem.</text:p>
        </text:list-item>
        <text:list-item>
          <text:p text:style-name="P71">První velké – nastaví první písmeno ve větě na velké.</text:p>
        </text:list-item>
        <text:list-item>
          <text:p text:style-name="P71"><text:soft-page-break/>Každé slovo velkým písmenem – nastaví první písmeno každého slova na velké.</text:p>
        </text:list-item>
        <text:list-item>
          <text:p text:style-name="P69">pROHOZENÁ vELIKOST – malá písmena změní na velká a naopak.</text:p>
        </text:list-item>
      </text:list>
      <text:p text:style-name="P8">Existuje také několik možností, které se používají v asijských jazycích. Není to přesně změna velikosti, ale jde o záměnu znaků jinou formou téhož znaku. Tyto možnosti jsou skryté, pokud není povolena podpora asijských jazyků.</text:p>
      <text:p text:style-name="P8"><text:bookmark-start text:name="__RefHeading__5648_15665686441"/>Writer neobsahuje automatickou volbu pro vytvoření nadpisu se všemi slovy začínajícími velkými písmeny, s výjimkou určité podmnožiny slov definované nestandardními pravidly (Title Case). Takového efektu dosáhneme volbou <text:span text:style-name="Emphasis">Každé slovo velkým písmenem</text:span> a vrácením zpět těch slov, která velkými písmeny začínat nemají.<text:bookmark-end text:name="__RefHeading__5648_15665686441"/></text:p>
      <text:p text:style-name="P8">Velikost písmen můžeme také měnit v dialogu formátu znaků nebo stylu znaků. Jdeme do nabídky <text:span text:style-name="Strong_20_Emphasis">Formát &gt; Znak</text:span>, na kartu <text:span text:style-name="Emphasis">Efekty pro písmo</text:span>, kde vybereme v části Efekty odpovídající velikost. Volba <text:span text:style-name="Strong_20_Emphasis">Velká písmena</text:span> převede všechna písmena na veká. Volba <text:span text:style-name="Strong_20_Emphasis">První písmena velká</text:span> převede první písmeno každého slova na velké. Volba <text:span text:style-name="Strong_20_Emphasis">Kapitálky</text:span> převede znaky na kapitálky.</text:p>
      <text:p text:style-name="P52"><draw:frame draw:style-name="fr8" draw:name="Image14" text:anchor-type="as-char" svg:width="16cm" svg:height="5.881cm" draw:z-index="20"><draw:image xlink:href="Pictures/10000201000002CF000001093B9A6BC35FC3EF2E.png" xlink:type="simple" xlink:show="embed" xlink:actuate="onLoad" loext:mime-type="image/png"/></draw:frame></text:p>
      <text:list xml:id="list171327066385607" text:continue-list="list171327726617870" text:style-name="Heading_20_Note">
        <text:list-item>
          <text:p text:style-name="P65">Poznámka</text:p>
        </text:list-item>
      </text:list>
      <text:p text:style-name="P46">V nabídce <text:span text:style-name="Strong_20_Emphasis">Formát &gt; Text</text:span> najdeme i několik ručně prováděných úprav, včetně tučného písma, kurzívy, horního indexu a dalších. Ty jsou v této knize probrány na jiném místě.</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ffff00"/>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ffff00"/>
    </style:style>
    <style:style style:name="LOKeystroke" style:family="text">
      <style:text-properties style:font-name="Liberation Sans1" fo:font-family="'Liberation Sans'" style:font-style-name="Italic" style:font-family-generic="swiss" style:font-pitch="variable" fo:font-style="italic" fo:background-color="#ff1744"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Změna velikosti písma vybraného textu </text:chapter><text:span text:style-name="MT1"> | </text:span><text:page-number text:select-page="current"> 23</text:page-number></text:p>
      </style:footer>
      <style:footer-left>
        <text:p text:style-name="MP1"><text:page-number text:select-page="current">22</text:page-number><text:s/><text:span text:style-name="MT2">| </text:span><text:span text:style-name="MT2"><text:title>Kapitola 2 Základy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Základy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2 Základy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7H24M42S</meta:editing-duration>
    <meta:editing-cycles>54</meta:editing-cycles>
    <meta:generator>LibreOffice/6.4.1.2$Linux_X86_64 LibreOffice_project/4d224e95b98b138af42a64d84056446d09082932</meta:generator>
    <dc:title>Kapitola 2 Základy práce s textem</dc:title>
    <meta:initial-creator>Jean Weber</meta:initial-creator>
    <dc:date>2020-08-05T17:12:40.265842016</dc:date>
    <dc:creator>MS </dc:creator>
    <meta:document-statistic meta:table-count="5" meta:image-count="25" meta:object-count="0" meta:page-count="23" meta:paragraph-count="438" meta:word-count="5891" meta:character-count="34310" meta:non-whitespace-character-count="28798"/>
    <meta:user-defined meta:name="Guide Name">Writer Guide</meta:user-defined>
    <meta:user-defined meta:name="LibreOffice Version" meta:value-type="float">6.4</meta:user-defined>
  </office:meta>
</office:document-meta>
</file>